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630426814EB530A0E8.jpg" manifest:media-type="image/jpeg"/>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1" svg:font-family="Ubuntu"/>
    <style:font-face style:font-family-generic="swiss" style:name="arial" svg:font-family="arial"/>
    <style:font-face style:font-family-generic="modern" style:font-pitch="fixed" style:name="Liberation Mono" svg:font-family="'Liberation Mono'"/>
    <style:font-face style:font-family-generic="modern" style:font-pitch="fixed" style:name="Nimbus Mono L" svg:font-family="'Nimbus Mono 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Calibri1" svg:font-family="Calibr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2" svg:font-family="Calibri"/>
    <style:font-face style:font-adornments="Gras"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 svg:font-family="Ubuntu"/>
    <style:font-face style:font-family-generic="system" style:font-pitch="variable" style:name="Calibri3" svg:font-family="Calibri"/>
    <style:font-face style:font-family-generic="system" style:font-pitch="variable" style:name="Lohit Hindi1"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paragraph" style:name="P1" style:parent-style-name="UrbanTitle">
      <style:paragraph-properties fo:border="0.51pt solid #00000a" fo:padding-bottom="0.035cm" fo:padding-left="0.141cm" fo:padding-right="0.141cm" fo:padding-top="0.035cm" fo:text-align="start" style:justify-single-word="false"/>
      <style:text-properties fo:font-size="20pt" fo:font-weight="bold" style:font-name-complex="Times New Roman2" style:font-size-asian="20pt" style:font-size-complex="20pt" style:font-weight-asian="bold" style:font-weight-complex="bold"/>
    </style:style>
    <style:style style:family="paragraph" style:name="P2" style:parent-style-name="UrbanTitle">
      <style:paragraph-properties fo:border="0.51pt solid #00000a" fo:padding-bottom="0.035cm" fo:padding-left="0.141cm" fo:padding-right="0.141cm" fo:padding-top="0.035cm" fo:text-align="start" style:justify-single-word="false"/>
      <style:text-properties fo:font-size="10.5pt" fo:font-weight="normal" style:font-name="arial" style:font-name-complex="Times New Roman2" style:font-size-asian="10.5pt" style:font-size-complex="10.5pt" style:font-weight-asian="normal" style:font-weight-complex="normal" style:text-underline-style="none"/>
    </style:style>
    <style:style style:family="paragraph" style:name="P3" style:parent-style-name="UrbanTitle">
      <style:paragraph-properties fo:border="0.51pt solid #00000a" fo:padding-bottom="0.035cm" fo:padding-left="0.141cm" fo:padding-right="0.141cm" fo:padding-top="0.035cm" fo:text-align="start" style:justify-single-word="false"/>
      <style:text-properties fo:font-size="18pt" fo:font-weight="bold" style:font-name="arial" style:font-name-complex="Times New Roman2" style:font-size-asian="15.75pt" style:font-size-complex="18pt" style:font-weight-asian="bold" style:font-weight-complex="bold" style:text-underline-style="none"/>
    </style:style>
    <style:style style:family="paragraph" style:name="P4" style:parent-style-name="UrbanBody">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style>
    <style:style style:family="paragraph" style:name="P5" style:parent-style-name="UrbanBody">
      <style:paragraph-properties fo:border="0.51pt solid #00000a" fo:padding-bottom="0.035cm" fo:padding-left="0.141cm" fo:padding-right="0.141cm" fo:padding-top="0.035cm" fo:text-align="justify" style:justify-single-word="false"/>
      <style:text-properties fo:font-size="5pt" style:font-name="arial" style:font-name-complex="Times New Roman2" style:font-size-asian="4.34999990463257pt" style:font-size-complex="5pt"/>
    </style:style>
    <style:style style:family="paragraph" style:name="P6" style:parent-style-name="UrbanBody">
      <style:paragraph-properties fo:border="0.51pt solid #00000a" fo:padding-bottom="0.035cm" fo:padding-left="0.141cm" fo:padding-right="0.141cm" fo:padding-top="0.035cm" fo:text-align="justify" style:justify-single-word="false"/>
      <style:text-properties fo:color="#000000" fo:font-size="10pt" style:font-name="arial" style:font-name-complex="Times New Roman2" style:font-size-asian="10pt" style:font-size-complex="10pt"/>
    </style:style>
    <style:style style:family="paragraph" style:name="P7" style:parent-style-name="Standard">
      <style:paragraph-properties fo:border="0.51pt solid #00000a" fo:padding-bottom="0.035cm" fo:padding-left="0.141cm" fo:padding-right="0.141cm" fo:padding-top="0.035cm"/>
      <style:text-properties fo:font-size="10pt" style:font-name="arial" style:font-name-complex="Times New Roman2" style:font-size-asian="10pt" style:font-size-complex="10pt"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text-underline-color="font-color" style:text-underline-style="solid" style:text-underline-width="auto"/>
    </style:style>
    <style:style style:family="paragraph" style:name="P9" style:parent-style-name="Standard">
      <style:paragraph-properties fo:border="0.51pt solid #00000a" fo:padding-bottom="0.035cm" fo:padding-left="0.141cm" fo:padding-right="0.141cm" fo:padding-top="0.035cm" fo:text-align="justify" style:justify-single-word="false"/>
      <style:text-properties fo:font-size="5pt" style:font-name="arial" style:font-name-complex="Times New Roman2" style:font-size-asian="4.34999990463257pt" style:font-size-complex="5pt"/>
    </style:style>
    <style:style style:family="paragraph" style:name="P10" style:parent-style-name="UrbanBody_20_">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style>
    <style:style style:family="paragraph" style:name="P11" style:parent-style-name="UrbanBody">
      <style:paragraph-properties fo:margin-left="0cm" fo:margin-right="0cm" fo:text-align="justify" fo:text-indent="0cm" style:auto-text-indent="false" style:justify-single-word="false"/>
      <style:text-properties fo:font-size="10pt" style:font-name="Calibri2" style:font-size-asian="10pt" style:font-size-complex="10pt"/>
    </style:style>
    <style:style style:family="paragraph" style:name="P12" style:parent-style-name="Style_20_Première_20_ligne_20__3a__20_063_20_cm">
      <style:paragraph-properties fo:margin-left="0cm" fo:margin-right="0cm" fo:text-align="justify" fo:text-indent="0cm" style:auto-text-indent="false" style:justify-single-word="false"/>
    </style:style>
    <style:style style:family="paragraph" style:name="P13" style:parent-style-name="Style_20_Première_20_ligne_20__3a__20_063_20_cm">
      <style:paragraph-properties fo:margin-left="0cm" fo:margin-right="0cm" fo:text-align="justify" fo:text-indent="0cm" style:auto-text-indent="false" style:justify-single-word="false">
        <style:tab-stops/>
      </style:paragraph-properties>
    </style:style>
    <style:style style:family="paragraph" style:name="P14" style:parent-style-name="Style_20_Première_20_ligne_20__3a__20_063_20_cm">
      <style:paragraph-properties fo:margin-left="0cm" fo:margin-right="0cm" fo:text-align="justify" fo:text-indent="0cm"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5" style:parent-style-name="Style_20_Première_20_ligne_20__3a__20_063_20_cm">
      <style:paragraph-properties fo:margin-left="0cm" fo:margin-right="0cm" fo:text-align="start" fo:text-indent="0cm" style:auto-text-indent="false" style:justify-single-word="false"/>
    </style:style>
    <style:style style:family="paragraph" style:name="P16"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7"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8"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5pt" fo:font-weight="bold" style:font-name-complex="Times New Roman1" style:font-size-asian="10pt" style:font-size-complex="18pt" style:font-weight-asian="bold" style:text-underline-color="font-color" style:text-underline-style="solid" style:text-underline-width="auto"/>
    </style:style>
    <style:style style:family="paragraph" style:name="P19"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0"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style>
    <style:style style:family="paragraph" style:name="P21"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tab-stop style:position="2.501cm"/>
        </style:tab-stops>
      </style:paragraph-properties>
    </style:style>
    <style:style style:family="paragraph" style:name="P22"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style>
    <style:style style:family="paragraph" style:name="P23"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4" style:parent-style-name="Style_20_Première_20_ligne_20__3a__20_063_20_cm">
      <style:paragraph-properties fo:margin-left="0cm" fo:margin-right="0cm" fo:text-align="justify" fo:text-indent="0cm" style:auto-text-indent="false" style:justify-single-word="false" style:writing-mode="lr-tb"/>
    </style:style>
    <style:style style:family="paragraph" style:name="P25" style:parent-style-name="Style_20_Première_20_ligne_20__3a__20_063_20_cm">
      <style:paragraph-properties fo:margin-left="0cm" fo:margin-right="0cm" fo:text-align="justify" fo:text-indent="0cm" style:auto-text-indent="false" style:justify-single-word="false" style:writing-mode="lr-tb">
        <style:tab-stops/>
      </style:paragraph-properties>
    </style:style>
    <style:style style:family="paragraph" style:name="P26"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27" style:parent-style-name="Style_20_Première_20_ligne_20__3a__20_063_20_cm">
      <style:paragraph-properties fo:margin-left="0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28"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29"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1pt" style:font-name-complex="Times New Roman1" style:font-size-asian="11pt" style:font-size-complex="11pt"/>
    </style:style>
    <style:style style:family="paragraph" style:name="P30"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31" style:parent-style-name="Standard">
      <style:paragraph-properties fo:margin-left="0cm" fo:margin-right="0cm" fo:text-align="justify" fo:text-indent="0cm" style:auto-text-indent="false" style:justify-single-word="false"/>
      <style:text-properties fo:font-size="11pt" style:font-name="arial" style:font-size-asian="11pt" style:font-size-complex="11pt"/>
    </style:style>
    <style:style style:family="paragraph" style:name="P32" style:parent-style-name="Standard">
      <style:paragraph-properties fo:margin-left="0cm" fo:margin-right="0cm" fo:text-align="justify" fo:text-indent="0cm" style:auto-text-indent="false" style:justify-single-word="fals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33" style:parent-style-name="Standard">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34" style:parent-style-name="Standard">
      <style:paragraph-properties fo:text-align="justify" style:justify-single-word="false"/>
    </style:style>
    <style:style style:family="paragraph" style:name="P35" style:parent-style-name="Standard">
      <style:text-properties style:font-name="arial"/>
    </style:style>
    <style:style style:family="paragraph" style:name="P36" style:parent-style-name="Standard">
      <style:paragraph-properties fo:text-align="center" style:justify-single-word="false"/>
      <style:text-properties style:font-name="arial"/>
    </style:style>
    <style:style style:family="paragraph" style:name="P37" style:parent-style-name="Standard">
      <style:text-properties fo:font-size="2pt" style:font-name="arial" style:font-name-complex="Times New Roman2" style:font-size-asian="1.75pt" style:font-size-complex="2pt"/>
    </style:style>
    <style:style style:family="paragraph" style:name="P38" style:parent-style-name="Standard">
      <style:paragraph-properties fo:text-align="center" style:justify-single-word="false"/>
      <style:text-properties fo:font-size="16pt" fo:font-weight="bold" style:font-name="arial" style:font-name-complex="Times New Roman2" style:font-size-asian="16pt" style:font-size-complex="16pt" style:font-weight-asian="bold" style:text-underline-color="font-color" style:text-underline-style="solid" style:text-underline-width="auto"/>
    </style:style>
    <style:style style:family="paragraph" style:name="P39" style:parent-style-name="Standard">
      <style:paragraph-properties fo:text-align="justify"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40" style:parent-style-name="Standard">
      <style:paragraph-properties fo:text-align="justify" style:justify-single-word="false"/>
      <style:text-properties fo:font-size="11pt" style:font-name="arial" style:font-size-asian="11pt" style:font-size-complex="11pt"/>
    </style:style>
    <style:style style:family="paragraph" style:name="P41" style:parent-style-name="Standard">
      <style:paragraph-properties>
        <style:tab-stops>
          <style:tab-stop style:position="4.346cm"/>
        </style:tab-stops>
      </style:paragraph-properties>
      <style:text-properties fo:font-size="11pt" style:font-name="arial" style:font-size-asian="11pt" style:font-size-complex="11pt"/>
    </style:style>
    <style:style style:family="paragraph" style:name="P42" style:parent-style-name="Standard">
      <style:paragraph-properties fo:text-align="justify" style:justify-single-word="false"/>
      <style:text-properties fo:font-size="11pt" fo:font-weight="bold" style:font-name="arial" style:font-name-complex="Times New Roman2" style:font-size-asian="11pt" style:font-size-complex="11pt" style:font-weight-asian="bold" style:text-underline-color="font-color" style:text-underline-style="solid" style:text-underline-width="auto"/>
    </style:style>
    <style:style style:family="paragraph" style:name="P43" style:parent-style-name="Standard">
      <style:paragraph-properties fo:text-align="center" style:justify-single-word="false"/>
      <style:text-properties fo:font-size="11pt" fo:font-weight="bold" style:font-name="arial" style:font-name-complex="Times New Roman2" style:font-size-asian="9.60000038146973pt" style:font-size-complex="11pt" style:font-weight-asian="bold" style:text-underline-color="font-color" style:text-underline-style="solid" style:text-underline-width="auto"/>
    </style:style>
    <style:style style:family="paragraph" style:name="P44" style:parent-style-name="Standard">
      <style:paragraph-properties fo:text-align="justify" style:justify-single-word="fals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45" style:parent-style-name="Standard">
      <style:text-properties fo:font-size="10pt" fo:font-weight="bold" style:font-name="arial" style:font-name-complex="Times New Roman2" style:font-size-asian="8.75pt" style:font-size-complex="10pt" style:font-weight-asian="bold" style:text-underline-color="font-color" style:text-underline-style="solid" style:text-underline-width="auto"/>
    </style:style>
    <style:style style:family="paragraph" style:name="P46" style:parent-style-name="Standard">
      <style:paragraph-properties fo:text-align="center" style:justify-single-word="false"/>
      <style:text-properties fo:font-size="22pt" fo:font-weight="bold" style:font-name="arial" style:font-name-complex="Times New Roman2" style:font-size-asian="22pt" style:font-size-complex="22pt" style:font-weight-asian="bold" style:text-underline-color="font-color" style:text-underline-style="solid" style:text-underline-width="auto"/>
    </style:style>
    <style:style style:family="paragraph" style:name="P47" style:parent-style-name="Standard">
      <style:paragraph-properties fo:text-align="justify" style:justify-single-word="false"/>
      <style:text-properties style:font-name="arial"/>
    </style:style>
    <style:style style:family="paragraph" style:name="P48" style:parent-style-name="Standard">
      <style:text-properties fo:font-size="12pt" fo:font-weight="bold" style:font-name="arial" style:font-size-asian="12pt" style:font-size-complex="12pt" style:font-weight-asian="bold" style:font-weight-complex="bold" style:text-underline-color="font-color" style:text-underline-style="solid" style:text-underline-width="auto"/>
    </style:style>
    <style:style style:family="paragraph" style:name="P49" style:parent-style-name="Standard">
      <style:paragraph-properties fo:margin-left="1.251cm" fo:margin-right="0cm" fo:text-align="justify" fo:text-indent="-1.244cm" style:auto-text-indent="false" style:justify-single-word="false"/>
    </style:style>
    <style:style style:family="paragraph" style:name="P50" style:parent-style-name="Standard">
      <style:paragraph-properties fo:margin-left="1.251cm" fo:margin-right="0cm" fo:text-align="justify" fo:text-indent="-1.244cm" style:auto-text-indent="false" style:justify-single-word="false"/>
      <style:text-properties fo:font-size="11pt" style:font-name="Calibri2" style:font-size-asian="11pt" style:font-size-complex="11pt"/>
    </style:style>
    <style:style style:family="paragraph" style:name="P51" style:parent-style-name="Standard">
      <style:paragraph-properties fo:margin-left="1.251cm" fo:margin-right="0cm" fo:text-align="justify" fo:text-indent="-1.244cm" style:auto-text-indent="false" style:justify-single-word="false" style:writing-mode="lr-tb">
        <style:tab-stops/>
      </style:paragraph-properties>
    </style:style>
    <style:style style:family="paragraph" style:name="P52"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53"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54" style:parent-style-name="Style_20_Première_20_ligne_20__3a__20_063_20_cm">
      <style:paragraph-properties fo:margin-left="1.251cm" fo:margin-right="0cm" fo:text-align="justify" fo:text-indent="-1.244cm" style:auto-text-indent="false" style:justify-single-word="false"/>
    </style:style>
    <style:style style:family="paragraph" style:name="P55" style:parent-style-name="Standard">
      <style:paragraph-properties fo:margin-bottom="0cm" fo:margin-left="2.501cm" fo:margin-right="0cm" fo:margin-top="0.212cm" fo:text-align="justify" fo:text-indent="-1.251cm" loext:contextual-spacing="false" style:auto-text-indent="false" style:justify-single-word="false"/>
      <style:text-properties fo:font-size="11pt" style:font-name="Calibri2" style:font-size-asian="11pt" style:font-size-complex="11pt"/>
    </style:style>
    <style:style style:family="paragraph" style:name="P56" style:parent-style-name="Standard">
      <style:paragraph-properties fo:margin-bottom="0cm" fo:margin-left="2.501cm" fo:margin-right="0cm" fo:margin-top="0.212cm" fo:text-align="justify" fo:text-indent="-1.251cm" loext:contextual-spacing="false" style:auto-text-indent="false" style:justify-single-word="false"/>
    </style:style>
    <style:style style:family="paragraph" style:name="P57" style:parent-style-name="Standard">
      <style:paragraph-properties fo:margin-bottom="0cm" fo:margin-left="2.501cm" fo:margin-right="0cm" fo:margin-top="0.212cm" fo:text-align="justify" fo:text-indent="-1.251cm" loext:contextual-spacing="false" style:auto-text-indent="false"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58"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style>
    <style:style style:family="paragraph" style:name="P59"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writing-mode="lr-tb">
        <style:tab-stops/>
      </style:paragraph-properties>
    </style:style>
    <style:style style:family="paragraph" style:name="P60" style:parent-style-name="Style_20_Première_20_ligne_20__3a__20_063_20_cm">
      <style:paragraph-properties fo:margin-left="2.501cm" fo:margin-right="0cm" fo:text-align="justify" fo:text-indent="-1.251cm" style:auto-text-indent="false" style:justify-single-word="false"/>
    </style:style>
    <style:style style:family="paragraph" style:name="P61"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62"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background-color="#ffff00" fo:font-size="11pt" style:font-name="arial" style:font-size-asian="11pt" style:font-size-complex="11pt"/>
    </style:style>
    <style:style style:family="paragraph" style:name="P63" style:parent-style-name="Style_20_Première_20_ligne_20__3a__20_063_20_cm">
      <style:paragraph-properties fo:margin-left="2.501cm" fo:margin-right="0cm" fo:text-align="justify" fo:text-indent="-1.251cm" style:auto-text-indent="false" style:justify-single-word="false" style:text-autospace="none" style:writing-mode="lr-tb">
        <style:tab-stops>
          <style:tab-stop style:position="0cm"/>
          <style:tab-stop style:position="2.501cm"/>
        </style:tab-stops>
      </style:paragraph-properties>
      <style:text-properties fo:country="FR" fo:font-size="11pt" fo:language="fr" style:country-asian="FR" style:font-name="Calibri1" style:font-name-asian="Times New Roman1" style:font-name-complex="Times New Roman1" style:font-size-asian="11pt" style:font-size-complex="11pt" style:language-asian="fr" style:use-window-font-color="true"/>
    </style:style>
    <style:style style:family="paragraph" style:name="P64" style:parent-style-name="Texte_20_courant">
      <style:paragraph-properties fo:margin-left="2.501cm" fo:margin-right="0cm" fo:text-align="justify" fo:text-indent="-1.251cm" style:auto-text-indent="false" style:justify-single-word="false"/>
    </style:style>
    <style:style style:family="paragraph" style:name="P65" style:parent-style-name="Standard">
      <style:paragraph-properties fo:margin-bottom="0cm" fo:margin-left="2.501cm" fo:margin-right="0cm" fo:margin-top="0.212cm" fo:text-align="justify" fo:text-indent="-1.249cm" loext:contextual-spacing="false" style:auto-text-indent="false" style:justify-single-word="false"/>
      <style:text-properties fo:font-size="11pt" style:font-name="Calibri2" style:font-size-asian="11pt" style:font-size-complex="11pt"/>
    </style:style>
    <style:style style:family="paragraph" style:name="P66" style:parent-style-name="Standard">
      <style:paragraph-properties fo:margin-bottom="0cm" fo:margin-left="2.501cm" fo:margin-right="0cm" fo:margin-top="0.212cm" fo:text-align="justify" fo:text-indent="-1.249cm" loext:contextual-spacing="false" style:auto-text-indent="false" style:justify-single-word="false"/>
    </style:style>
    <style:style style:family="paragraph" style:name="P67" style:parent-style-name="Standard">
      <style:paragraph-properties fo:margin-left="1.244cm" fo:margin-right="0cm" fo:text-align="justify" fo:text-indent="-1.244cm" style:auto-text-indent="false" style:justify-single-word="false"/>
    </style:style>
    <style:style style:family="paragraph" style:name="P68" style:parent-style-name="Standard">
      <style:paragraph-properties fo:margin-left="1.244cm" fo:margin-right="0cm" fo:text-align="justify" fo:text-indent="-1.244cm" style:auto-text-indent="false"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69" style:parent-style-name="Standard">
      <style:paragraph-properties fo:margin-left="1.244cm" fo:margin-right="0cm" fo:text-align="justify" fo:text-indent="-1.244cm" style:auto-text-indent="false" style:justify-single-word="false"/>
      <style:text-properties fo:country="FR" fo:font-size="11pt" fo:language="fr" style:country-asian="FR" style:font-name="arial" style:font-name-asian="Times New Roman2" style:font-name-complex="Times New Roman2" style:font-size-asian="11pt" style:font-size-complex="11pt" style:font-style-complex="italic" style:language-asian="fr"/>
    </style:style>
    <style:style style:family="paragraph" style:name="P70" style:parent-style-name="Standard">
      <style:paragraph-properties fo:margin-left="1.244cm" fo:margin-right="0cm" fo:text-align="justify" fo:text-indent="-1.244cm" style:auto-text-indent="false" style:justify-single-word="false"/>
      <style:text-properties fo:font-size="11pt" style:font-name="arial" style:font-size-asian="11pt" style:font-size-complex="11pt"/>
    </style:style>
    <style:style style:family="paragraph" style:name="P71" style:parent-style-name="Standard">
      <style:paragraph-properties fo:margin-left="1.244cm" fo:margin-right="0cm" fo:text-align="justify" fo:text-indent="-1.244cm" style:auto-text-indent="false" style:justify-single-word="false"/>
      <style:text-properties fo:font-size="11pt" fo:font-style="normal" style:font-name="arial" style:font-size-asian="11pt" style:font-size-complex="11pt" style:font-style-asian="normal"/>
    </style:style>
    <style:style style:family="paragraph" style:name="P72" style:parent-style-name="Style_20_Première_20_ligne_20__3a__20_063_20_cm">
      <style:paragraph-properties fo:margin-left="1.244cm" fo:margin-right="0cm" fo:text-align="justify" fo:text-indent="-1.244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73" style:parent-style-name="Style_20_Première_20_ligne_20__3a__20_063_20_cm">
      <style:paragraph-properties fo:margin-left="1.244cm" fo:margin-right="0cm" fo:text-align="justify" fo:text-indent="-1.244cm" style:auto-text-indent="false" style:justify-single-word="false" style:writing-mode="lr-tb">
        <style:tab-stops/>
      </style:paragraph-properties>
    </style:style>
    <style:style style:family="paragraph" style:name="P74" style:parent-style-name="Standard">
      <style:paragraph-properties fo:margin-left="1.251cm" fo:margin-right="0cm" fo:text-align="justify" fo:text-indent="-1.249cm" style:auto-text-indent="false" style:justify-single-word="false"/>
    </style:style>
    <style:style style:family="paragraph" style:name="P75" style:parent-style-name="Standard">
      <style:paragraph-properties fo:margin-left="1.251cm" fo:margin-right="0cm" fo:text-align="justify" fo:text-indent="-1.249cm" style:auto-text-indent="false"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76" style:parent-style-name="Standard">
      <style:paragraph-properties fo:margin-left="2.501cm" fo:margin-right="0cm" fo:text-align="justify" fo:text-indent="-1.258cm" style:auto-text-indent="false" style:justify-single-word="false"/>
    </style:style>
    <style:style style:family="paragraph" style:name="P77" style:parent-style-name="Style_20_Première_20_ligne_20__3a__20_063_20_cm">
      <style:paragraph-properties fo:margin-bottom="0cm" fo:margin-left="2.501cm" fo:margin-right="0cm" fo:margin-top="0.212cm" fo:text-align="justify" fo:text-indent="-1.258cm" loext:contextual-spacing="false" style:auto-text-indent="false" style:justify-single-word="false" style:writing-mode="lr-tb">
        <style:tab-stops/>
      </style:paragraph-properties>
    </style:style>
    <style:style style:family="paragraph" style:name="P78" style:parent-style-name="Standard">
      <style:paragraph-properties fo:margin-left="1.244cm" fo:margin-right="0cm" fo:text-align="justify" fo:text-indent="0cm" style:auto-text-indent="false" style:justify-single-word="false"/>
    </style:style>
    <style:style style:family="paragraph" style:name="P79" style:parent-style-name="Style_20_Première_20_ligne_20__3a__20_063_20_cm">
      <style:paragraph-properties fo:margin-left="1.244cm" fo:margin-right="0cm" fo:text-align="justify" fo:text-indent="0cm" style:auto-text-indent="false" style:justify-single-word="false" style:writing-mode="lr-tb"/>
    </style:style>
    <style:style style:family="paragraph" style:name="P80" style:parent-style-name="Style_20_Première_20_ligne_20__3a__20_063_20_cm">
      <style:paragraph-properties fo:margin-left="1.244cm" fo:margin-right="0cm" fo:text-align="justify" fo:text-indent="0cm" style:auto-text-indent="false" style:justify-single-word="false" style:text-autospace="none" style:writing-mode="lr-tb"/>
      <style:text-properties fo:country="FR" fo:font-size="11pt" fo:language="fr" style:country-asian="FR" style:font-name="Calibri1" style:font-name-asian="Times New Roman1" style:font-name-complex="Times New Roman1" style:font-size-asian="11pt" style:language-asian="fr" style:use-window-font-color="true"/>
    </style:style>
    <style:style style:family="paragraph" style:name="P81" style:parent-style-name="Standard">
      <style:paragraph-properties fo:margin-left="2.492cm" fo:margin-right="0cm" fo:text-align="justify" fo:text-indent="-1.244cm" style:auto-text-indent="false" style:justify-single-word="false"/>
    </style:style>
    <style:style style:family="paragraph" style:name="P82"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writing-mode="lr-tb">
        <style:tab-stops/>
      </style:paragraph-properties>
    </style:style>
    <style:style style:family="paragraph" style:name="P83"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84" style:parent-style-name="Style_20_Première_20_ligne_20__3a__20_063_20_cm">
      <style:paragraph-properties fo:margin-left="2.492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85"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style>
    <style:style style:family="paragraph" style:name="P86"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87"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text-autospace="none">
        <style:tab-stops/>
      </style:paragraph-properties>
      <style:text-properties fo:country="FR" fo:font-size="15pt" fo:language="fr" style:country-asian="FR" style:font-name="arial" style:font-name-asian="Times New Roman1" style:font-name-complex="Times New Roman1" style:font-size-asian="10pt" style:language-asian="fr"/>
    </style:style>
    <style:style style:family="paragraph" style:name="P88" style:parent-style-name="Style_20_Première_20_ligne_20__3a__20_063_20_cm">
      <style:paragraph-properties fo:margin-left="2.487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89" style:parent-style-name="Standard">
      <style:paragraph-properties fo:margin-left="2.487cm" fo:margin-right="0cm" fo:text-align="justify" fo:text-indent="-1.244cm" style:auto-text-indent="false" style:justify-single-word="false"/>
      <style:text-properties fo:font-size="11pt" style:font-name="arial" style:font-size-asian="11pt" style:font-size-complex="11pt"/>
    </style:style>
    <style:style style:family="paragraph" style:name="P90" style:parent-style-name="Style_20_Première_20_ligne_20__3a__20_063_20_cm">
      <style:paragraph-properties fo:margin-bottom="0cm" fo:margin-left="0cm" fo:margin-right="0cm" fo:margin-top="0.212cm" fo:text-align="justify" fo:text-indent="1.244cm" loext:contextual-spacing="false" style:auto-text-indent="false" style:justify-single-word="false" style:writing-mode="lr-tb"/>
    </style:style>
    <style:style style:family="paragraph" style:name="P91" style:parent-style-name="Standard">
      <style:paragraph-properties fo:margin-left="0cm" fo:margin-right="0cm" fo:text-align="justify" fo:text-indent="1.244cm" style:auto-text-indent="false" style:justify-single-word="false"/>
      <style:text-properties fo:font-size="11pt" style:font-name="arial" style:font-size-asian="11pt" style:font-size-complex="11pt"/>
    </style:style>
    <style:style style:family="paragraph" style:name="P92" style:parent-style-name="Standard">
      <style:paragraph-properties fo:margin-left="0cm" fo:margin-right="0cm" fo:text-align="justify" fo:text-indent="1.249cm" style:auto-text-indent="false" style:justify-single-word="false"/>
    </style:style>
    <style:style style:family="paragraph" style:name="P93"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writing-mode="lr-tb"/>
    </style:style>
    <style:style style:family="paragraph" style:name="P94"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text-autospace="none"/>
      <style:text-properties fo:country="FR" fo:font-size="15pt" fo:language="fr" style:country-asian="FR" style:font-name="arial" style:font-name-asian="Times New Roman1" style:font-name-complex="Times New Roman1" style:font-size-asian="10pt" style:language-asian="fr"/>
    </style:style>
    <style:style style:family="paragraph" style:name="P95" style:parent-style-name="Standard">
      <style:paragraph-properties fo:margin-left="1.249cm" fo:margin-right="0cm" fo:text-align="justify" fo:text-indent="-1.228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96" style:parent-style-name="Tirets">
      <style:paragraph-properties fo:text-align="justify" style:justify-single-word="false"/>
    </style:style>
    <style:style style:family="paragraph" style:name="P97" style:parent-style-name="Style_20_Première_20_ligne_20__3a__20_063_20_cm">
      <style:paragraph-properties fo:margin-bottom="0cm" fo:margin-left="1.249cm" fo:margin-right="0cm" fo:margin-top="0.212cm" fo:text-align="justify" fo:text-indent="0.002cm" loext:contextual-spacing="false" style:auto-text-indent="false" style:justify-single-word="false"/>
    </style:style>
    <style:style style:family="paragraph" style:name="P98" style:parent-style-name="Style_20_Première_20_ligne_20__3a__20_063_20_cm">
      <style:paragraph-properties fo:margin-bottom="0cm" fo:margin-left="1.251cm" fo:margin-right="0cm" fo:margin-top="0.212cm" fo:text-align="justify" fo:text-indent="0cm" loext:contextual-spacing="false" style:auto-text-indent="false" style:justify-single-word="false"/>
    </style:style>
    <style:style style:family="paragraph" style:name="P99"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100"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style>
    <style:style style:family="paragraph" style:name="P101"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arial" style:font-size-asian="11pt" style:font-size-complex="11pt" style:text-position="super 58%"/>
    </style:style>
    <style:style style:family="paragraph" style:name="P102" style:parent-style-name="Style_20_Première_20_ligne_20__3a__20_063_20_cm">
      <style:paragraph-properties fo:margin-left="1.249cm" fo:margin-right="0cm" fo:text-align="justify" fo:text-indent="-1.249cm" style:auto-text-indent="false" style:justify-single-word="false"/>
    </style:style>
    <style:style style:family="paragraph" style:name="P103" style:parent-style-name="Style_20_Première_20_ligne_20__3a__20_063_20_cm">
      <style:paragraph-properties fo:margin-left="1.249cm" fo:margin-right="0cm" fo:text-align="justify" fo:text-indent="-1.249cm" style:auto-text-indent="false" style:justify-single-word="false" style:writing-mode="lr-tb">
        <style:tab-stops/>
      </style:paragraph-properties>
    </style:style>
    <style:style style:family="paragraph" style:name="P104"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style>
    <style:style style:family="paragraph" style:name="P105"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106" style:parent-style-name="Style_20_Première_20_ligne_20__3a__20_063_20_cm">
      <style:paragraph-properties fo:margin-left="2.519cm" fo:margin-right="0cm" fo:text-align="justify" fo:text-indent="0cm" style:auto-text-indent="false" style:justify-single-word="false" style:writing-mode="lr-tb">
        <style:tab-stops/>
      </style:paragraph-properties>
    </style:style>
    <style:style style:family="paragraph" style:name="P107" style:parent-style-name="Style_20_Première_20_ligne_20__3a__20_063_20_cm">
      <style:paragraph-properties fo:margin-left="1.249cm" fo:margin-right="0cm" fo:text-align="justify" fo:text-indent="0cm" style:auto-text-indent="false" style:justify-single-word="false" style:writing-mode="lr-tb"/>
    </style:style>
    <style:style style:family="paragraph" style:name="P108" style:parent-style-name="Style_20_Première_20_ligne_20__3a__20_063_20_cm">
      <style:paragraph-properties fo:margin-left="1.207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109" style:parent-style-name="Style_20_Première_20_ligne_20__3a__20_063_20_cm">
      <style:paragraph-properties fo:margin-left="1.244cm" fo:margin-right="0cm" fo:text-align="justify" fo:text-indent="0.007cm" style:auto-text-indent="false" style:justify-single-word="false" style:text-autospace="none" style:writing-mode="lr-tb"/>
      <style:text-properties fo:country="FR" fo:font-size="11pt" fo:language="fr" style:country-asian="FR" style:font-name="Calibri1" style:font-name-asian="Times New Roman1" style:font-name-complex="Times New Roman1" style:font-size-asian="11pt" style:font-size-complex="11pt" style:language-asian="fr" style:use-window-font-color="true"/>
    </style:style>
    <style:style style:family="paragraph" style:name="P110" style:parent-style-name="Style_20_Première_20_ligne_20__3a__20_063_20_cm">
      <style:paragraph-properties fo:margin-bottom="0cm" fo:margin-left="0cm" fo:margin-right="0cm" fo:margin-top="0.212cm" fo:text-align="justify" fo:text-indent="1.251cm" loext:contextual-spacing="false" style:auto-text-indent="false" style:justify-single-word="false" style:writing-mode="lr-tb"/>
    </style:style>
    <style:style style:family="paragraph" style:name="P111" style:parent-style-name="Texte_20_courant">
      <style:paragraph-properties fo:text-align="justify" style:justify-single-word="false"/>
    </style:style>
    <style:style style:family="paragraph" style:name="P112" style:parent-style-name="No_20_Spacing">
      <style:paragraph-properties fo:text-align="justify" style:justify-single-word="false"/>
    </style:style>
    <style:style style:family="paragraph" style:name="P113" style:parent-style-name="UrbanBody">
      <style:paragraph-properties fo:text-align="end" style:justify-single-word="false"/>
      <style:text-properties fo:font-weight="bold" style:font-name="arial" style:font-weight-asian="bold" style:font-weight-complex="bold"/>
    </style:style>
    <style:style style:family="paragraph" style:name="P114" style:parent-style-name="UrbanBody">
      <style:paragraph-properties fo:text-align="end" style:justify-single-word="false"/>
      <style:text-properties style:font-name="arial"/>
    </style:style>
    <style:style style:family="paragraph" style:name="P115" style:parent-style-name="Tirets">
      <style:paragraph-properties fo:margin-left="0.635cm" fo:margin-right="0cm" fo:text-align="justify" fo:text-indent="0cm" style:auto-text-indent="false" style:justify-single-word="false"/>
      <style:text-properties fo:font-size="10pt" fo:font-style="italic" fo:font-weight="bold" style:font-name="arial" style:font-size-asian="8.75pt" style:font-size-complex="10pt" style:font-style-asian="italic" style:font-weight-asian="bold"/>
    </style:style>
    <style:style style:family="paragraph" style:name="P116" style:parent-style-name="Tirets">
      <style:paragraph-properties fo:margin-left="0.635cm" fo:margin-right="0cm" fo:text-align="center" fo:text-indent="0cm" style:auto-text-indent="false" style:justify-single-word="false"/>
      <style:text-properties fo:font-size="18pt" fo:font-style="italic" fo:font-weight="bold" style:font-name="arial" style:font-size-asian="18pt" style:font-size-complex="18pt" style:font-style-asian="italic" style:font-weight-asian="bold"/>
    </style:style>
    <style:style style:family="paragraph" style:name="P117"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tyle="italic" fo:font-weight="bold" style:font-name="arial" style:font-name-complex="Times New Roman2" style:font-style-asian="italic" style:font-weight-asian="bold"/>
    </style:style>
    <style:style style:family="paragraph" style:name="P118"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ize="22pt" fo:font-style="normal" fo:font-weight="bold" style:font-name="arial" style:font-name-complex="Times New Roman2" style:font-size-asian="22pt" style:font-size-complex="22pt" style:font-style-asian="normal" style:font-style-complex="normal" style:font-weight-asian="bold"/>
    </style:style>
    <style:style style:family="paragraph" style:name="P119" style:parent-style-name="Standard">
      <style:paragraph-properties fo:margin-left="2.501cm" fo:margin-right="0cm" fo:text-align="justify" fo:text-indent="-1.252cm" style:auto-text-indent="false" style:justify-single-word="false"/>
      <style:text-properties fo:font-size="12pt" style:font-name="arial" style:font-size-asian="12pt" style:font-size-complex="12pt"/>
    </style:style>
    <style:style style:family="paragraph" style:name="P120" style:parent-style-name="Standard">
      <style:paragraph-properties fo:border="0.51pt solid #00000a" fo:margin-bottom="0.212cm" fo:margin-top="0.212cm" fo:padding-bottom="0.035cm" fo:padding-left="0.141cm" fo:padding-right="0.141cm" fo:padding-top="0.035cm" fo:text-align="center" loext:contextual-spacing="false" style:justify-single-word="false"/>
      <style:text-properties fo:font-size="13pt" fo:font-weight="bold" style:font-name="arial" style:font-size-asian="13pt" style:font-size-complex="13pt" style:font-weight-asian="bold"/>
    </style:style>
    <style:style style:family="paragraph" style:list-style-name="WWNum1" style:name="P121"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arial" style:font-name-complex="Times New Roman2" style:font-size-asian="10pt" style:font-size-complex="10pt"/>
    </style:style>
    <style:style style:family="paragraph" style:list-style-name="WWNum1" style:name="P122"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arial" style:font-name-complex="Times New Roman2" style:font-size-asian="10pt" style:font-size-complex="10pt" style:text-line-through-style="solid" style:text-line-through-type="double"/>
    </style:style>
    <style:style style:family="paragraph" style:name="P12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24">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use-window-font-color="true"/>
    </style:style>
    <style:style style:family="text" style:name="T2">
      <style:text-properties fo:country="FR" fo:font-size="11pt" fo:font-weight="normal" fo:language="fr" style:country-asian="FR" style:font-name="arial" style:font-name-asian="Times New Roman2" style:font-name-complex="Times New Roman2" style:font-size-asian="11pt" style:font-weight-asian="normal" style:font-weight-complex="normal" style:language-asian="fr" style:use-window-font-color="true"/>
    </style:style>
    <style:style style:family="text" style:name="T3">
      <style:text-properties fo:country="FR" fo:font-size="11pt" fo:font-weight="normal" fo:language="fr" style:country-asian="FR" style:font-name="arial" style:font-name-asian="Times New Roman1" style:font-name-complex="Times New Roman1" style:font-size-asian="11pt" style:font-size-complex="11pt" style:font-weight-asian="normal" style:font-weight-complex="normal" style:language-asian="fr" style:use-window-font-color="true"/>
    </style:style>
    <style:style style:family="text" style:name="T4">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text" style:name="T5">
      <style:text-properties fo:country="FR" fo:font-size="11pt" fo:font-weight="normal" fo:language="fr" style:country-asian="FR" style:font-name="arial" style:font-name-asian="Times New Roman2" style:font-size-asian="11pt" style:font-size-complex="11pt" style:font-weight-asian="normal" style:font-weight-complex="normal" style:language-asian="fr" style:text-underline-style="none" style:use-window-font-color="true"/>
    </style:style>
    <style:style style:family="text" style:name="T6">
      <style:text-properties fo:country="FR" fo:font-size="11pt" fo:font-weight="normal" fo:language="fr" style:country-asian="FR" style:font-name="arial"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7">
      <style:text-properties fo:country="FR" fo:language="fr" style:country-asian="FR" style:font-name="arial" style:font-name-asian="Times New Roman1" style:language-asian="fr" style:use-window-font-color="true"/>
    </style:style>
    <style:style style:family="text" style:name="T8">
      <style:text-properties style:text-line-through-style="none" style:text-line-through-type="none"/>
    </style:style>
    <style:style style:family="text" style:name="T9">
      <style:text-properties officeooo:rsid="00201167" style:text-line-through-style="none" style:text-line-through-type="none"/>
    </style:style>
    <style:style style:family="text" style:name="T10">
      <style:text-properties style:font-name="arial" style:text-position="super 58%"/>
    </style:style>
    <style:style style:family="text" style:name="T11">
      <style:text-properties fo:font-size="11pt" style:font-name="arial" style:font-size-asian="11pt" style:font-size-complex="11pt" style:text-position="super 58%"/>
    </style:style>
    <style:style style:family="text" style:name="T12">
      <style:text-properties fo:country="FR" fo:font-size="11pt" fo:language="fr" style:country-asian="FR" style:font-name="arial" style:font-name-asian="Times New Roman2" style:font-name-complex="Times New Roman2" style:font-size-asian="11pt" style:font-size-complex="11pt" style:language-asian="fr" style:text-position="super 58%"/>
    </style:style>
    <style:style style:family="text" style:name="T13">
      <style:text-properties fo:font-size="10pt" style:font-name="arial" style:font-size-asian="10pt" style:font-size-complex="11pt" style:text-position="super 58%"/>
    </style:style>
    <style:style style:family="text" style:name="T14">
      <style:text-properties fo:color="#00000a" fo:font-size="11pt" style:country-asian="FR" style:country-complex="SA" style:font-name="arial" style:font-name-asian="Times New Roman2" style:font-size-asian="11pt" style:font-size-complex="11pt" style:language-asian="fr" style:language-complex="ar" style:letter-kerning="false"/>
    </style:style>
    <style:style style:family="text" style:name="T15">
      <style:text-properties fo:color="#00000a" fo:font-size="10pt" style:country-asian="FR" style:country-complex="SA" style:font-name="arial" style:font-name-asian="Times New Roman2" style:font-size-asian="10pt" style:font-size-complex="10pt" style:language-asian="fr" style:language-complex="ar" style:letter-kerning="false"/>
    </style:style>
    <style:style style:family="text" style:name="T16">
      <style:text-properties fo:color="#00000a" fo:font-size="10pt" style:country-asian="FR" style:country-complex="SA" style:font-name="arial" style:font-name-asian="Times New Roman2" style:font-size-asian="10pt" style:language-asian="fr" style:language-complex="ar" style:letter-kerning="false"/>
    </style:style>
    <style:style style:family="text" style:name="T17">
      <style:text-properties fo:color="#00000a" fo:font-size="10pt" fo:font-style="normal" style:country-asian="FR" style:country-complex="SA" style:font-name="arial" style:font-name-asian="Times New Roman2" style:font-size-asian="10pt" style:font-style-asian="normal" style:font-style-complex="normal" style:language-asian="fr" style:language-complex="ar" style:letter-kerning="false"/>
    </style:style>
    <style:style style:family="text" style:name="T18">
      <style:text-properties fo:color="#00000a" fo:font-size="10pt" fo:font-style="normal" officeooo:rsid="00167854" style:country-asian="FR" style:country-complex="SA" style:font-name="arial" style:font-name-asian="Times New Roman2" style:font-size-asian="10pt" style:font-style-asian="normal" style:font-style-complex="normal" style:language-asian="fr" style:language-complex="ar" style:letter-kerning="false"/>
    </style:style>
    <style:style style:family="text" style:name="T19">
      <style:text-properties style:font-name="arial" style:text-position="59% 100%"/>
    </style:style>
    <style:style style:family="text" style:name="T20">
      <style:text-properties fo:font-size="11pt" style:font-name="arial" style:font-size-asian="11pt" style:font-size-complex="11pt" style:text-position="59% 100%"/>
    </style:style>
    <style:style style:family="text" style:name="T21">
      <style:text-properties fo:color="#000000" fo:country="BE" fo:language="fr" style:font-name="arial" style:font-name-asian="Calibri3" style:font-name-complex="Calibri3" style:text-underline-style="none"/>
    </style:style>
    <style:style style:family="text" style:name="T22">
      <style:text-properties style:text-line-through-style="solid" style:text-line-through-type="single"/>
    </style:style>
    <style:style style:family="text" style:name="T23">
      <style:text-properties fo:background-color="transparent" loext:char-shading-value="0" style:text-line-through-style="solid" style:text-line-through-type="single"/>
    </style:style>
    <style:style style:family="text" style:name="T24">
      <style:text-properties style:font-name="arial"/>
    </style:style>
    <style:style style:family="text" style:name="T25">
      <style:text-properties style:font-name="arial" style:text-underline-style="none"/>
    </style:style>
    <style:style style:family="text" style:name="T26">
      <style:text-properties fo:font-size="20pt" style:font-name="arial" style:font-size-asian="20pt" style:font-size-complex="20pt" style:font-weight-complex="bold"/>
    </style:style>
    <style:style style:family="text" style:name="T27">
      <style:text-properties fo:font-size="16pt" style:font-name="arial" style:font-size-asian="16pt" style:font-size-complex="16pt" style:font-weight-complex="bold"/>
    </style:style>
    <style:style style:family="text" style:name="T28">
      <style:text-properties fo:font-size="11pt" style:font-name="arial" style:font-size-asian="11pt"/>
    </style:style>
    <style:style style:family="text" style:name="T29">
      <style:text-properties fo:font-size="11pt" style:font-name="arial" style:font-size-asian="11pt" style:font-size-complex="11pt"/>
    </style:style>
    <style:style style:family="text" style:name="T30">
      <style:text-properties fo:country="FR" fo:font-size="11pt" fo:language="fr" style:country-asian="FR" style:font-name="arial" style:font-name-asian="Times New Roman2" style:font-name-complex="Times New Roman2" style:font-size-asian="11pt" style:font-size-complex="11pt" style:language-asian="fr"/>
    </style:style>
    <style:style style:family="text" style:name="T31">
      <style:text-properties fo:country="FR" fo:font-size="11pt" fo:font-weight="normal" fo:language="fr" style:country-asian="FR" style:font-name="arial" style:font-name-asian="Times New Roman2" style:font-size-asian="11pt" style:font-weight-asian="normal" style:font-weight-complex="normal" style:language-asian="fr" style:text-underline-style="none"/>
    </style:style>
    <style:style style:family="text" style:name="T32">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text-underline-style="none"/>
    </style:style>
    <style:style style:family="text" style:name="T33">
      <style:text-properties fo:country="FR" fo:font-size="11pt" fo:font-weight="normal" fo:language="fr" style:country-asian="FR" style:font-name="arial" style:font-name-asian="Times New Roman1" style:font-size-asian="11pt" style:font-size-complex="11pt" style:font-weight-asian="normal" style:font-weight-complex="normal" style:language-asian="fr" style:text-underline-style="none"/>
    </style:style>
    <style:style style:family="text" style:name="T34">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style>
    <style:style style:family="text" style:name="T35">
      <style:text-properties fo:country="FR" fo:font-size="11pt" fo:language="fr" style:country-asian="FR" style:font-name="arial" style:font-size-asian="11pt" style:font-size-complex="11pt" style:language-asian="fr"/>
    </style:style>
    <style:style style:family="text" style:name="T36">
      <style:text-properties fo:font-size="11pt" fo:font-style="normal" style:font-name="arial" style:font-size-asian="11pt" style:font-size-complex="11pt" style:font-style-asian="normal"/>
    </style:style>
    <style:style style:family="text" style:name="T37">
      <style:text-properties fo:font-size="11pt" fo:font-weight="normal" style:font-name="arial" style:font-name-complex="Times New Roman2" style:font-size-asian="11pt" style:font-size-complex="11pt" style:font-weight-asian="normal" style:font-weight-complex="normal" style:text-underline-style="none"/>
    </style:style>
    <style:style style:family="text" style:name="T38">
      <style:text-properties fo:font-size="11pt" fo:font-weight="normal" style:font-name="arial" style:font-size-asian="11pt" style:font-weight-asian="normal" style:font-weight-complex="normal" style:text-underline-style="none"/>
    </style:style>
    <style:style style:family="text" style:name="T39">
      <style:text-properties fo:font-size="11pt" style:font-name="arial" style:font-name-asian="Times New Roman2" style:font-name-complex="Times New Roman2" style:font-size-asian="11pt" style:font-size-complex="11pt"/>
    </style:style>
    <style:style style:family="text" style:name="T40">
      <style:text-properties fo:font-size="11pt" fo:font-weight="normal" style:font-name="arial" style:font-size-asian="11pt" style:font-size-complex="11pt" style:font-weight-asian="normal" style:font-weight-complex="normal"/>
    </style:style>
    <style:style style:family="text" style:name="T41">
      <style:text-properties fo:font-size="11pt" fo:font-weight="normal" style:font-name="arial" style:font-name-asian="Times New Roman2" style:font-name-complex="Times New Roman2" style:font-size-asian="11pt" style:font-size-complex="11pt" style:font-weight-asian="normal" style:font-weight-complex="normal"/>
    </style:style>
    <style:style style:family="text" style:name="T42">
      <style:text-properties fo:font-size="11pt" fo:font-weight="normal" style:font-name="arial" style:font-name-asian="Times New Roman2" style:font-name-complex="Times New Roman2" style:font-size-asian="11pt" style:font-weight-asian="normal" style:font-weight-complex="normal"/>
    </style:style>
    <style:style style:family="text" style:name="T43">
      <style:text-properties fo:country="BE" fo:font-size="11pt" fo:language="fr" style:font-name="arial" style:font-size-asian="11pt" style:font-size-complex="11pt"/>
    </style:style>
    <style:style style:family="text" style:name="T44">
      <style:text-properties fo:font-size="11pt" fo:font-weight="bold" style:font-name="arial" style:font-name-complex="Times New Roman2" style:font-size-asian="11pt" style:font-size-complex="11pt" style:font-weight-asian="bold" style:text-underline-color="font-color" style:text-underline-style="solid" style:text-underline-width="auto"/>
    </style:style>
    <style:style style:family="text" style:name="T45">
      <style:text-properties fo:font-size="11pt" style:font-name="arial" style:font-size-asian="11pt" style:font-size-complex="11pt" style:text-underline-color="font-color" style:text-underline-style="solid" style:text-underline-width="auto"/>
    </style:style>
    <style:style style:family="text" style:name="T46">
      <style:text-properties fo:font-size="11pt" fo:font-weight="bold" style:font-name="arial" style:font-size-asian="11pt" style:font-size-complex="11pt" style:font-weight-asian="bold"/>
    </style:style>
    <style:style style:family="text" style:name="T47">
      <style:text-properties fo:font-size="10pt" style:font-name="arial" style:font-size-asian="10pt"/>
    </style:style>
    <style:style style:family="text" style:name="T48">
      <style:text-properties fo:font-size="10pt" style:font-name="arial" style:font-size-asian="10pt" style:font-size-complex="11pt"/>
    </style:style>
    <style:style style:family="text" style:name="T49">
      <style:text-properties fo:country="FR" fo:font-size="10pt" fo:language="fr" style:country-asian="FR" style:font-name="arial" style:font-name-asian="Times New Roman2" style:font-name-complex="Times New Roman2" style:font-size-asian="10pt" style:language-asian="fr"/>
    </style:style>
    <style:style style:family="text" style:name="T50">
      <style:text-properties fo:country="FR" fo:font-size="10pt" fo:language="fr" style:country-asian="FR" style:font-name="arial" style:font-name-asian="Times New Roman2" style:font-name-complex="Times New Roman2" style:font-size-asian="10pt" style:font-size-complex="11pt" style:language-asian="fr"/>
    </style:style>
    <style:style style:family="text" style:name="T51">
      <style:text-properties fo:country="FR" fo:font-size="10pt" fo:font-weight="normal" fo:language="fr" style:country-asian="FR" style:font-name="arial" style:font-name-asian="Times New Roman2" style:font-size-asian="10pt" style:font-size-complex="11pt" style:font-weight-asian="normal" style:font-weight-complex="normal" style:language-asian="fr" style:text-underline-style="none"/>
    </style:style>
    <style:style style:family="text" style:name="T52">
      <style:text-properties fo:country="FR" fo:font-size="10pt" fo:font-weight="normal" fo:language="fr" style:country-asian="FR" style:font-name="arial" style:font-name-asian="Times New Roman2" style:font-name-complex="Times New Roman2" style:font-size-asian="10pt" style:font-size-complex="11pt" style:font-weight-asian="normal" style:font-weight-complex="normal" style:language-asian="fr" style:text-underline-style="none"/>
    </style:style>
    <style:style style:family="text" style:name="T53">
      <style:text-properties fo:font-size="10pt" style:font-name="arial" style:font-name-asian="Times New Roman2" style:font-name-complex="Times New Roman2" style:font-size-asian="10pt" style:font-size-complex="11pt"/>
    </style:style>
    <style:style style:family="text" style:name="T54">
      <style:text-properties fo:country="FR" fo:language="fr" style:country-asian="FR" style:font-name="arial" style:font-name-asian="Times New Roman2" style:font-name-complex="Times New Roman2" style:language-asian="fr"/>
    </style:style>
    <style:style style:family="text" style:name="T55">
      <style:text-properties style:font-name="arial" style:font-size-complex="11pt"/>
    </style:style>
    <style:style style:family="text" style:name="T56">
      <style:text-properties fo:country="BE" fo:language="fr" style:font-name="arial"/>
    </style:style>
    <style:style style:family="text" style:name="T57">
      <style:text-properties fo:font-size="12pt" style:font-name="arial" style:font-size-asian="12pt" style:font-size-complex="12pt" style:text-underline-color="font-color" style:text-underline-style="solid" style:text-underline-width="auto"/>
    </style:style>
    <style:style style:family="text" style:name="T58">
      <style:text-properties fo:font-size="12pt" fo:font-weight="bold" style:font-name="arial" style:font-size-asian="12pt" style:font-size-complex="12pt" style:font-weight-asian="bold" style:font-weight-complex="bold" style:text-underline-color="font-color" style:text-underline-style="solid" style:text-underline-width="auto"/>
    </style:style>
    <style:style style:family="text" style:name="T59">
      <style:text-properties fo:font-size="12pt" style:font-name="arial" style:font-size-asian="12pt" style:font-size-complex="12pt"/>
    </style:style>
    <style:style style:family="text" style:name="T60">
      <style:text-properties officeooo:rsid="0022a8af"/>
    </style:style>
    <style:style style:family="text" style:name="T61">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top" style:vertical-rel="baseline"/>
    </style:style>
    <style:style style:family="section" style:name="Sect1">
      <style:section-properties style:editable="false">
        <style:columns fo:column-count="1" fo:column-gap="0cm"/>
      </style:section-properties>
    </style: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name="Case à cocher 2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name="Case à cocher 2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name="Case à cocher 2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name="Case à cocher 2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name="Case à cocher 2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 form:image-position="center" form:input-required="false" form:name="Case à cocher 25" xml:id="control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 form:image-position="center" form:input-required="false" form:name="Case à cocher 25" xml:id="control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 form:image-position="center" form:input-required="false" form:name="Case à cocher 25" xml:id="control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 form:image-position="center" form:input-required="false" form:name="Case à cocher 25" xml:id="control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 form:image-position="center" form:input-required="false" form:name="Case à cocher 25" xml:id="control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 form:image-position="center" form:input-required="false" form:name="Case à cocher 25" xml:id="control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 form:image-position="center" form:input-required="false" form:name="Case à cocher 25" xml:id="control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 form:image-position="center" form:input-required="false" form:name="Case à cocher 25" xml:id="control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 form:image-position="center" form:input-required="false" form:name="Case à cocher 25" xml:id="control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5" form:image-position="center" form:input-required="false" form:name="Case à cocher 25" xml:id="control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6" form:image-position="center" form:input-required="false" form:name="Case à cocher 25" xml:id="control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7" form:image-position="center" form:input-required="false" form:name="Case à cocher 25" xml:id="control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8" form:image-position="center" form:input-required="false" form:name="Case à cocher 25" xml:id="control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9" form:image-position="center" form:input-required="false" form:name="Case à cocher 25" xml:id="control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0" form:image-position="center" form:input-required="false" form:name="Case à cocher 25" xml:id="control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1" form:image-position="center" form:input-required="false" form:name="Case à cocher 25" xml:id="control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2" form:image-position="center" form:input-required="false" form:name="Case à cocher 25" xml:id="control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3" form:image-position="center" form:input-required="false" form:name="Case à cocher 25" xml:id="control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4" form:image-position="center" form:input-required="false" form:name="Case à cocher 25" xml:id="control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5" form:image-position="center" form:input-required="false" form:name="Case à cocher 25" xml:id="control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6" form:image-position="center" form:input-required="false" form:name="Case à cocher 25" xml:id="control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7" form:image-position="center" form:input-required="false" form:name="Case à cocher 25" xml:id="control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8" form:image-position="center" form:input-required="false" form:name="Case à cocher 25" xml:id="control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9" form:image-position="center" form:input-required="false" form:name="Case à cocher 25" xml:id="control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0" form:image-position="center" form:input-required="false" form:name="Case à cocher 25" xml:id="control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1" form:image-position="center" form:input-required="false" form:name="Case à cocher 25" xml:id="control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2" form:image-position="center" form:input-required="false" form:name="Case à cocher 25" xml:id="control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3" form:image-position="center" form:input-required="false" form:name="Case à cocher 25" xml:id="control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4" form:image-position="center" form:input-required="false" form:name="Case à cocher 25" xml:id="control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5" form:image-position="center" form:input-required="false" form:name="Case à cocher 25" xml:id="control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6" form:image-position="center" form:input-required="false" form:name="Case à cocher 25" xml:id="control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7" form:image-position="center" form:input-required="false" form:name="Case à cocher 25" xml:id="control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8" form:image-position="center" form:input-required="false" form:name="Case à cocher 25" xml:id="control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9" form:image-position="center" form:input-required="false" form:name="Case à cocher 25" xml:id="control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0" form:image-position="center" form:input-required="false" form:name="Case à cocher 25" xml:id="control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1" form:image-position="center" form:input-required="false" form:name="Case à cocher 25" xml:id="control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2" form:image-position="center" form:input-required="false" form:name="Case à cocher 25" xml:id="control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3" form:image-position="center" form:input-required="false" form:name="Case à cocher 25" xml:id="control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4" form:image-position="center" form:input-required="false" form:name="Case à cocher 25" xml:id="control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5" form:image-position="center" form:input-required="false" form:name="Case à cocher 25" xml:id="control4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6" form:image-position="center" form:input-required="false" form:name="Case à cocher 25" xml:id="control4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7" form:image-position="center" form:input-required="false" form:name="Case à cocher 25" xml:id="control4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8" form:image-position="center" form:input-required="false" form:name="Case à cocher 25" xml:id="control4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9" form:image-position="center" form:input-required="false" form:name="Case à cocher 25" xml:id="control4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0" form:image-position="center" form:input-required="false" form:name="Case à cocher 25" xml:id="control5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1" form:image-position="center" form:input-required="false" form:name="Case à cocher 25" xml:id="control5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2" form:image-position="center" form:input-required="false" form:name="Case à cocher 25" xml:id="control5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3" form:image-position="center" form:input-required="false" form:name="Case à cocher 25" xml:id="control5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4" form:image-position="center" form:input-required="false" form:name="Case à cocher 25" xml:id="control5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5" form:image-position="center" form:input-required="false" form:name="Case à cocher 25" xml:id="control5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6" form:image-position="center" form:input-required="false" form:name="Case à cocher 25" xml:id="control5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7" form:image-position="center" form:input-required="false" form:name="Case à cocher 25" xml:id="control5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8" form:image-position="center" form:input-required="false" form:name="Case à cocher 25" xml:id="control5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9" form:image-position="center" form:input-required="false" form:name="Case à cocher 25" xml:id="control5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0" form:image-position="center" form:input-required="false" form:name="Case à cocher 25" xml:id="control6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1" form:image-position="center" form:input-required="false" form:name="Case à cocher 25" xml:id="control6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2" form:image-position="center" form:input-required="false" form:name="Case à cocher 25" xml:id="control6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3" form:image-position="center" form:input-required="false" form:name="Case à cocher 25" xml:id="control6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4" form:image-position="center" form:input-required="false" form:name="Case à cocher 25" xml:id="control6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5" form:image-position="center" form:input-required="false" form:name="Case à cocher 25" xml:id="control6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6" form:image-position="center" form:input-required="false" form:name="Case à cocher 25" xml:id="control6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7" form:image-position="center" form:input-required="false" form:name="Case à cocher 25" xml:id="control6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8" form:image-position="center" form:input-required="false" form:name="Case à cocher 25" xml:id="control6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9" form:image-position="center" form:input-required="false" form:name="Case à cocher 25" xml:id="control6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0" form:image-position="center" form:input-required="false" form:name="Case à cocher 25" xml:id="control7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1" form:image-position="center" form:input-required="false" form:name="Case à cocher 25" xml:id="control7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2" form:image-position="center" form:input-required="false" form:name="Case à cocher 25" xml:id="control7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3" form:image-position="center" form:input-required="false" form:name="Case à cocher 25" xml:id="control7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4" form:image-position="center" form:input-required="false" form:name="Case à cocher 25" xml:id="control7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5" form:image-position="center" form:input-required="false" form:name="Case à cocher 25" xml:id="control7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6" form:image-position="center" form:input-required="false" form:name="Case à cocher 3" xml:id="control7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7" form:image-position="center" form:input-required="false" form:name="Case à cocher 25" xml:id="control7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8" form:image-position="center" form:input-required="false" form:name="Case à cocher 25" xml:id="control7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9" form:image-position="center" form:input-required="false" form:name="Case à cocher 25" xml:id="control7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0" form:image-position="center" form:input-required="false" form:name="Case à cocher 25" xml:id="control8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1" form:image-position="center" form:input-required="false" form:name="Case à cocher 25" xml:id="control8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2" form:image-position="center" form:input-required="false" form:name="Case à cocher 25" xml:id="control8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3" form:image-position="center" form:input-required="false" form:name="Case à cocher 25" xml:id="control8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4" form:image-position="center" form:input-required="false" form:name="Case à cocher 25" xml:id="control8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5" form:image-position="center" form:input-required="false" form:name="Case à cocher 25" xml:id="control8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6" form:image-position="center" form:input-required="false" form:name="Case à cocher 25" xml:id="control8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7" form:image-position="center" form:input-required="false" form:name="Case à cocher 25" xml:id="control8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8" form:image-position="center" form:input-required="false" form:name="Case à cocher 25" xml:id="control8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9" form:image-position="center" form:input-required="false" form:name="Case à cocher 25" xml:id="control8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0" form:image-position="center" form:input-required="false" form:name="Case à cocher 25" xml:id="control9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1" form:image-position="center" form:input-required="false" form:name="Case à cocher 25" xml:id="control9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2" form:image-position="center" form:input-required="false" form:name="Case à cocher 25" xml:id="control9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3" form:image-position="center" form:input-required="false" form:name="Case à cocher 25" xml:id="control9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4" form:image-position="center" form:input-required="false" form:name="Case à cocher 25" xml:id="control9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5" form:image-position="center" form:input-required="false" form:name="Case à cocher 25" xml:id="control9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6" form:image-position="center" form:input-required="false" form:name="Case à cocher 25" xml:id="control9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7" form:image-position="center" form:input-required="false" form:name="Case à cocher 25" xml:id="control9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8" form:image-position="center" form:input-required="false" form:name="Case à cocher 25" xml:id="control9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9" form:image-position="center" form:input-required="false" form:name="Case à cocher 25" xml:id="control9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0" form:image-position="center" form:input-required="false" form:name="Case à cocher 25" xml:id="control10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1" form:image-position="center" form:input-required="false" form:name="Case à cocher 25" xml:id="control10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2" form:image-position="center" form:input-required="false" form:name="Case à cocher 25" xml:id="control10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3" form:image-position="center" form:input-required="false" form:name="Case à cocher 25" xml:id="control10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4" form:image-position="center" form:input-required="false" form:name="Case à cocher 25" xml:id="control10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5" form:image-position="center" form:input-required="false" form:name="Case à cocher 25" xml:id="control10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6" form:image-position="center" form:input-required="false" form:name="Case à cocher 25" xml:id="control10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7" form:image-position="center" form:input-required="false" form:name="Case à cocher 25" xml:id="control10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8" form:image-position="center" form:input-required="false" form:name="Case à cocher 25" xml:id="control10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9" form:image-position="center" form:input-required="false" form:name="Case à cocher 25" xml:id="control10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0" form:image-position="center" form:input-required="false" form:name="Case à cocher 25" xml:id="control1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1" form:image-position="center" form:input-required="false" form:name="Case à cocher 25" xml:id="control1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2" form:image-position="center" form:input-required="false" form:name="Case à cocher 4" xml:id="control1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3" form:image-position="center" form:input-required="false" form:name="Case à cocher 25" xml:id="control1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4" form:image-position="center" form:input-required="false" form:name="Case à cocher 25" xml:id="control1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5" form:image-position="center" form:input-required="false" form:name="Case à cocher 25" xml:id="control1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6" form:image-position="center" form:input-required="false" form:name="Case à cocher 25" xml:id="control1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7" form:image-position="center" form:input-required="false" form:name="Case à cocher 25" xml:id="control1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8" form:image-position="center" form:input-required="false" form:name="Case à cocher 25" xml:id="control1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9" form:image-position="center" form:input-required="false" form:name="Case à cocher 25" xml:id="control1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0" form:image-position="center" form:input-required="false" form:name="Case à cocher 25" xml:id="control1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1" form:image-position="center" form:input-required="false" form:name="Case à cocher 25" xml:id="control1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2" form:image-position="center" form:input-required="false" form:name="Case à cocher 25" xml:id="control1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3" form:image-position="center" form:input-required="false" form:name="Case à cocher 25" xml:id="control1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4" form:image-position="center" form:input-required="false" form:name="Case à cocher 25" xml:id="control1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5" form:image-position="center" form:input-required="false" form:name="Case à cocher 25" xml:id="control1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6" form:image-position="center" form:input-required="false" form:name="Case à cocher 25" xml:id="control1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7" form:image-position="center" form:input-required="false" form:name="Case à cocher 25" xml:id="control1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8" form:image-position="center" form:input-required="false" form:name="Case à cocher 25" xml:id="control1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9" form:image-position="center" form:input-required="false" form:name="Case à cocher 25" xml:id="control1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0" form:image-position="center" form:input-required="false" form:name="Case à cocher 25" xml:id="control1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1" form:image-position="center" form:input-required="false" form:name="Case à cocher 25" xml:id="control1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2" form:image-position="center" form:input-required="false" form:name="Case à cocher 25" xml:id="control1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3" form:image-position="center" form:input-required="false" form:name="Case à cocher 25" xml:id="control1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4" form:image-position="center" form:input-required="false" form:name="Case à cocher 25" xml:id="control1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5" form:image-position="center" form:input-required="false" form:name="Case à cocher 25" xml:id="control1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6" form:image-position="center" form:input-required="false" form:name="Case à cocher 25" xml:id="control1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7" form:image-position="center" form:input-required="false" form:name="Case à cocher 25" xml:id="control1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8" form:image-position="center" form:input-required="false" form:name="Case à cocher 25" xml:id="control1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9" form:image-position="center" form:input-required="false" form:name="Case à cocher 25" xml:id="control1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0" form:image-position="center" form:input-required="false" form:name="Case à cocher 25" xml:id="control1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1" form:image-position="center" form:input-required="false" form:name="Case à cocher 2" xml:id="control1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2" form:image-position="center" form:input-required="false" form:name="Case à cocher 1" xml:id="control1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3" form:image-position="center" form:input-required="false" form:name="Case à cocher 1" xml:id="control1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4" form:image-position="center" form:input-required="false" form:name="Case à cocher 25" xml:id="control1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Annexe 17</text:p>
      <text:p text:style-name="P114"/>
      <text:p text:style-name="P36"><draw:frame draw:name="Image 1" draw:style-name="fr1" draw:z-index="0" svg:height="3.493cm" svg:width="7.056cm" text:anchor-type="as-char"><draw:image loext:mime-type="image/jpeg" xlink:actuate="onLoad" xlink:href="Pictures/10000000000000C8000000630426814EB530A0E8.jpg" xlink:show="embed" xlink:type="simple"/></draw:frame></text:p>
      <text:p text:style-name="P37"/>
      <text:p text:style-name="P117"/>
      <text:p text:style-name="P118"><text:span text:style-name="T60">RELEVÉ</text:span> DES <text:span text:style-name="T60">PIÈCES</text:span> MANQUANTES</text:p>
      <text:p text:style-name="P117"/>
      <text:list text:style-name="WWNum1" xml:id="list373968686">
        <text:list-header>
          <text:p text:style-name="P121"/>
          <text:p text:style-name="P121"><text:span text:style-name="T23">Permis d’urbanisme </text:span><text:span text:style-name="T22">– permis d’urbanisme de constructions groupées – permis d’urbanisation – modification d’un permis d’urbanisation</text:span><text:span text:style-name="T8"> – </text:span><text:span text:style-name="T9">C</text:span><text:span text:style-name="T8">ertificat d’urbanisme n°2.</text:span></text:p>
          <text:p text:style-name="P122"/>
        </text:list-header>
      </text:list>
      <text:p text:style-name="P8">Nom, prénom du ou des demandeurs :</text:p>
      <text:p text:style-name="P9"/>
      <text:p text:style-name="P4"><text:text-input text:description="Demandeurs">self.getApplicantsSignaletic()</text:text-input></text:p>
      <text:p text:style-name="P5"/>
      <text:p text:style-name="P8">Nom, prénom de l’auteur de projet :</text:p>
      <text:p text:style-name="P9"/>
      <text:p text:style-name="P10"><text:text-input text:description="Situation des travaux">self.getArchitectsSignaletic(withaddress=True)</text:text-input></text:p>
      <text:p text:style-name="P9"/>
      <text:p text:style-name="P8">Objet de la demande :</text:p>
      <text:p text:style-name="P9"/>
      <text:p text:style-name="P4"><text:text-input text:description="Objet des travaux">licence_helper.licenceSubject</text:text-input></text:p>
      <text:p text:style-name="P9"/>
      <text:p text:style-name="P8">Adresse et références cadastrales du terrain concerné par le projet :</text:p>
      <text:p text:style-name="P9"/>
      <text:p text:style-name="P4"><text:text-input text:description="Situation des travaux">self.getWorkLocationSignaletic()</text:text-input></text:p>
      <text:p text:style-name="P5"/>
      <text:p text:style-name="P6"><text:text-input text:description="Parcelles">licence_view.get_parcels()</text:text-input></text:p>
      <text:p text:style-name="P9"/>
      <text:p text:style-name="P7">Référence du dossier :</text:p>
      <text:p text:style-name="P2"/>
      <text:p text:style-name="P1"><text:span text:style-name="T25"><text:text-input text:description="">self.getReference()</text:text-input></text:span><text:span text:style-name="T25"><text:s/>/ </text:span><text:span text:style-name="Police_20_par_20_défaut"><text:span text:style-name="T21"><text:text-input text:description="">self.getFoldermanagers()[0].getInitials()</text:text-input></text:span></text:span></text:p>
      <text:p text:style-name="P3"/>
      <text:p text:style-name="P33"><text:span text:style-name="Style_20_135_20_pt"><text:span text:style-name="T26"/></text:span></text:p>
      <text:p text:style-name="P33"><text:span text:style-name="Style_20_135_20_pt"><text:span text:style-name="T26">Les pièces suivantes sont manquantes :</text:span></text:span></text:p>
      <text:p text:style-name="P33"><text:span text:style-name="Style_20_135_20_pt"><text:span text:style-name="T27"/></text:span></text:p>
      <text:section text:name="Section1" text:style-name="Sect1">
        <text:p text:style-name="P38">ANNEXE IV.</text:p>
        <text:p text:style-name="P34"><text:span text:style-name="Style_20_135_20_pt"><text:span text:style-name="T28"/></text:span></text:p>
        <text:p text:style-name="P54"><text:bookmark text:name="__Fieldmark__7745_2094603822"/><text:span text:style-name="Style_20_135_20_pt"><text:span text:style-name="T48"><text:s/></text:span></text:span><text:span text:style-name="Style_20_135_20_pt"><text:span text:style-name="T48"><draw:control draw:control="control1" draw:style-name="gr1" draw:text-style-name="P124" draw:z-index="1" svg:height="0.399cm" svg:width="0.447cm" text:anchor-type="as-char"/></text:span></text:span><text:span text:style-name="Style_20_135_20_pt"><text:span text:style-name="T29"><text:tab/>un plan de situation du bien concerné dressé à l'échelle de 1/10. 000</text:span></text:span><text:span text:style-name="Style_20_135_20_pt"><text:span text:style-name="T11">e</text:span></text:span><text:span text:style-name="Style_20_135_20_pt"><text:span text:style-name="T29"> ou de 1/5.000</text:span></text:span><text:span text:style-name="Style_20_135_20_pt"><text:span text:style-name="T11">e</text:span></text:span><text:span text:style-name="Style_20_135_20_pt"><text:span text:style-name="T29">, qui figure dans un rayon de 500 mètres de celui-ci :</text:span></text:span></text:p>
        <text:p text:style-name="P58"><text:span text:style-name="Style_20_135_20_pt"><text:span text:style-name="T48"><draw:control draw:control="control2" draw:style-name="gr1" draw:text-style-name="P124" draw:z-index="2" svg:height="0.399cm" svg:width="0.447cm" text:anchor-type="as-char"/></text:span></text:span><text:span text:style-name="Style_20_135_20_pt"><text:span text:style-name="T29"><text:tab/>l’orientation ;</text:span></text:span></text:p>
        <text:p text:style-name="P58"><text:span text:style-name="Style_20_135_20_pt"><text:span text:style-name="T48"><draw:control draw:control="control3" draw:style-name="gr1" draw:text-style-name="P124" draw:z-index="3" svg:height="0.399cm" svg:width="0.447cm" text:anchor-type="as-char"/></text:span></text:span><text:span text:style-name="Style_20_135_20_pt"><text:span text:style-name="T29"><text:tab/>la localisation du bien concerné par le projet par rapport au noyau central de la localité;</text:span></text:span></text:p>
        <text:p text:style-name="P58"><text:span text:style-name="Style_20_135_20_pt"><text:span text:style-name="T48"><draw:control draw:control="control4" draw:style-name="gr1" draw:text-style-name="P124" draw:z-index="4" svg:height="0.399cm" svg:width="0.447cm" text:anchor-type="as-char"/></text:span></text:span><text:span text:style-name="Style_20_135_20_pt"><text:span text:style-name="T29"><text:tab/>les voies de desserte et leur dénomination ;</text:span></text:span></text:p>
        <text:p text:style-name="P39"/>
        <text:p text:style-name="P49"><text:span text:style-name="T30"><text:s/></text:span><text:span text:style-name="Style_20_135_20_pt"><text:span text:style-name="T50"><draw:control draw:control="control5" draw:style-name="gr1" draw:text-style-name="P124" draw:z-index="5" svg:height="0.399cm" svg:width="0.447cm" text:anchor-type="as-char"/></text:span></text:span><text:span text:style-name="T30"><text:tab/></text:span><text:span text:style-name="Style_20_135_20_pt"><text:span text:style-name="T29">un plan qui figure </text:span></text:span><text:span text:style-name="T30">le contexte urbanistique et paysager établi à l'échelle de 1/1.000</text:span><text:span text:style-name="T12">e</text:span><text:span text:style-name="T30"> ou de 1/500</text:span><text:span text:style-name="T12">e</text:span><text:span text:style-name="T30"> et qui figure :</text:span></text:p>
        <text:p text:style-name="P55"><text:span text:style-name="Style_20_135_20_pt"><text:span text:style-name="T49"><draw:control draw:control="control6" draw:style-name="gr1" draw:text-style-name="P124" draw:z-index="6" svg:height="0.399cm" svg:width="0.447cm" text:anchor-type="as-char"/></text:span></text:span><text:span text:style-name="T54"><text:tab/>l'orientation ;</text:span></text:p>
        <text:p text:style-name="P55"><text:soft-page-break/><text:span text:style-name="Style_20_135_20_pt"><text:span text:style-name="T49"><draw:control draw:control="control7" draw:style-name="gr1" draw:text-style-name="P124" draw:z-index="7" svg:height="0.399cm" svg:width="0.447cm" text:anchor-type="as-char"/></text:span></text:span><text:span text:style-name="T54"><text:tab/>la voirie de desserte cotée avec indication de son statut juridique ;</text:span></text:p>
        <text:p text:style-name="P55"><text:span text:style-name="Style_20_135_20_pt"><text:span text:style-name="T49"><draw:control draw:control="control8" draw:style-name="gr1" draw:text-style-name="P124" draw:z-index="8" svg:height="0.399cm" svg:width="0.447cm" text:anchor-type="as-char"/></text:span></text:span><text:span text:style-name="T54"><text:tab/>l'implantation, le gabarit, la nature ou l'affectation des constructions existantes sur le bien concerné et dans un rayon de 50 mètres de celui-ci ;</text:span></text:p>
        <text:p text:style-name="P56"><text:span text:style-name="Style_20_135_20_pt"><text:span text:style-name="T50"><draw:control draw:control="control9" draw:style-name="gr1" draw:text-style-name="P124" draw:z-index="9" svg:height="0.399cm" svg:width="0.447cm" text:anchor-type="as-char"/></text:span></text:span><text:span text:style-name="T30"><text:tab/></text:span><text:span text:style-name="Style_20_135_20_pt"><text:span text:style-name="T29">lorsque le projet implique l'application des articles D.IV.5 à D.IV.13 du CoDT, </text:span></text:span><text:span text:style-name="T30">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55"><text:span text:style-name="Style_20_135_20_pt"><text:span text:style-name="T49"><draw:control draw:control="control10" draw:style-name="gr1" draw:text-style-name="P124" draw:z-index="10" svg:height="0.399cm" svg:width="0.447cm" text:anchor-type="as-char"/></text:span></text:span><text:span text:style-name="T54"><text:tab/>l'indication numérotée des prises de vues du reportage photographique visé ci-dessous;</text:span></text:p>
        <text:p text:style-name="P57"/>
        <text:p text:style-name="P50"><text:span text:style-name="Style_20_135_20_pt"><text:span text:style-name="T49"><text:s/></text:span></text:span><text:span text:style-name="Style_20_135_20_pt"><text:span text:style-name="T49"><draw:control draw:control="control11" draw:style-name="gr1" draw:text-style-name="P124" draw:z-index="11" svg:height="0.399cm" svg:width="0.447cm" text:anchor-type="as-char"/></text:span></text:span><text:span text:style-name="T54"><text:tab/>un reportage photographique en couleurs qui permet la prise en compte du contexte urbanistique et paysager dans lequel s'insère le projet et qui contient au minimum :</text:span></text:p>
        <text:p text:style-name="P65"><text:span text:style-name="Style_20_135_20_pt"><text:span text:style-name="T49"><draw:control draw:control="control12" draw:style-name="gr1" draw:text-style-name="P124" draw:z-index="12" svg:height="0.399cm" svg:width="0.447cm" text:anchor-type="as-char"/></text:span></text:span><text:span text:style-name="T54"><text:tab/>deux prises de vues, l'une à front de voirie, montrant la parcelle et les immeubles la jouxtant, l'autre montrant la ou les parcelles en vis-à-vis de l'autre côté de la voirie ;</text:span></text:p>
        <text:p text:style-name="P65"><text:span text:style-name="Style_20_135_20_pt"><text:span text:style-name="T49"><draw:control draw:control="control13" draw:style-name="gr1" draw:text-style-name="P124" draw:z-index="13" svg:height="0.399cm" svg:width="0.447cm" text:anchor-type="as-char"/></text:span></text:span><text:span text:style-name="T54"><text:s/><text:tab/>au moins trois prises de vues différentes afin de visualiser les limites du bien concerné, les constructions voisines et l’environnement général ;</text:span></text:p>
        <text:p text:style-name="P66"><text:span text:style-name="Style_20_135_20_pt"><text:span text:style-name="T50"><draw:control draw:control="control14" draw:style-name="gr1" draw:text-style-name="P124" draw:z-index="14" svg:height="0.399cm" svg:width="0.447cm" text:anchor-type="as-char"/></text:span></text:span><text:span text:style-name="T30"><text:tab/></text:span><text:span text:style-name="Style_20_135_20_pt"><text:span text:style-name="T29">lorsqu'il s'agit d'une nouvelle construction ou lorsque le projet implique l'application des articles D.IV.5 à D.IV.13 du CoDT ou lorsque le projet est situé dans un périmètre d'intérêt paysager, </text:span></text:span><text:span text:style-name="T30">au moins trois prises de vue différentes éloignées qui permettent de visualiser le contexte paysager d'ensemble dans lequel s'insère le projet, avec indication sur la photographie du lieu d'implantation du projet ;</text:span></text:p>
        <text:p text:style-name="P69"/>
        <text:p text:style-name="P67"><text:span text:style-name="T30"><text:s/></text:span><text:span text:style-name="Style_20_135_20_pt"><text:span text:style-name="T50"><draw:control draw:control="control15" draw:style-name="gr1" draw:text-style-name="P124" draw:z-index="15" svg:height="0.399cm" svg:width="0.447cm" text:anchor-type="as-char"/></text:span></text:span><text:span text:style-name="T30"><text:tab/></text:span><text:span text:style-name="Style_20_135_20_pt"><text:span text:style-name="T29">le cas échéant, une note de calcul justifiant le respect du critère de salubrité visé à l'article 3. 5° du Code wallon du logement et de l'habitat durable et portant sur l'éclairage naturel </text:span></text:span></text:p>
        <text:p text:style-name="P12"><text:span text:style-name="Style_20_135_20_pt"><text:span text:style-name="T29"/></text:span></text:p>
        <text:p text:style-name="P54"><text:span text:style-name="Style_20_135_20_pt"><text:span text:style-name="T48"><text:s/></text:span></text:span><text:span text:style-name="Style_20_135_20_pt"><text:span text:style-name="T48"><draw:control draw:control="control16" draw:style-name="gr1" draw:text-style-name="P124" draw:z-index="16" svg:height="0.399cm" svg:width="0.447cm" text:anchor-type="as-char"/></text:span></text:span><text:span text:style-name="Style_20_135_20_pt_20_Italique"><text:span text:style-name="T29"><text:tab/></text:span></text:span><text:span text:style-name="Style_20_135_20_pt_20_Italique"><text:span text:style-name="T36">un plan d’implantation représentant</text:span></text:span><text:span text:style-name="Style_20_135_20_pt_20_Italique"><text:span text:style-name="T29"> </text:span></text:span><text:span text:style-name="Style_20_135_20_pt"><text:span text:style-name="T29">l'occupation de la parcelle, dressé à l'échelle de 1/500e ,de 1/250e ou de 1/200e et qui figure :</text:span></text:span></text:p>
        <text:p text:style-name="P97"><text:span text:style-name="Style_20_135_20_pt"><text:span text:style-name="T29"><text:s/></text:span></text:span><text:span text:style-name="Style_20_135_20_pt"><text:span text:style-name="T48"><draw:control draw:control="control17" draw:style-name="gr1" draw:text-style-name="P124" draw:z-index="17" svg:height="0.399cm" svg:width="0.447cm" text:anchor-type="as-char"/></text:span></text:span><text:span text:style-name="Style_20_135_20_pt"><text:span text:style-name="T29"><text:tab/>les limites cotées de la parcelle concernée et les courbes de niveau ;</text:span></text:span></text:p>
        <text:p text:style-name="P112"><text:span text:style-name="Style_20_135_20_pt"><text:span text:style-name="T29"/></text:span></text:p>
        <text:p text:style-name="P64"><text:span text:style-name="Style_20_135_20_pt"><text:span text:style-name="T29"><text:s/></text:span></text:span><text:span text:style-name="Style_20_135_20_pt"><text:span text:style-name="T48"><draw:control draw:control="control18" draw:style-name="gr1" draw:text-style-name="P124" draw:z-index="18" svg:height="0.399cm" svg:width="0.447cm" text:anchor-type="as-char"/></text:span></text:span><text:span text:style-name="Style_20_135_20_pt"><text:span text:style-name="T29"><text:tab/></text:span></text:span><text:span text:style-name="Style_20_135_20_pt"><text:span text:style-name="T14">lorsqu’elle porte sur la construction groupée d’habitations à diviser ultérieurement en lots sans que le permis d’urbanisation soit requis au préalable, les limites des lots </text:span></text:span><text:span text:style-name="Style_20_135_20_pt"><text:span text:style-name="T29">;</text:span></text:span></text:p>
        <text:p text:style-name="P58"><text:span text:style-name="Style_20_135_20_pt"><text:span text:style-name="T48"><draw:control draw:control="control19" draw:style-name="gr1" draw:text-style-name="P124" draw:z-index="19" svg:height="0.399cm" svg:width="0.447cm" text:anchor-type="as-char"/></text:span></text:span><text:span text:style-name="Style_20_135_20_pt"><text:span text:style-name="T29"><text:tab/>au moins deux coupes significatives longitudinale et transversale cotées du relief ainsi que, le cas échéant, les modifications projetées et cotées qui s'y rapportent ;</text:span></text:span></text:p>
        <text:p text:style-name="P58"><text:span text:style-name="Style_20_135_20_pt"><text:span text:style-name="T48"><draw:control draw:control="control20" draw:style-name="gr1" draw:text-style-name="P124" draw:z-index="20" svg:height="0.399cm" svg:width="0.447cm" text:anchor-type="as-char"/></text:span></text:span><text:span text:style-name="Style_20_135_20_pt"><text:span text:style-name="T29"><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58"><text:span text:style-name="Style_20_135_20_pt"><text:span text:style-name="T48"><draw:control draw:control="control21" draw:style-name="gr1" draw:text-style-name="P124" draw:z-index="21" svg:height="0.399cm" svg:width="0.447cm" text:anchor-type="as-char"/></text:span></text:span><text:span text:style-name="Style_20_135_20_pt"><text:span text:style-name="T29"><text:tab/>le cas échéant, l'implantation et le gabarit cotés des constructions existantes sur la parcelle, à maintenir ou à démolir ;</text:span></text:span></text:p>
        <text:p text:style-name="P98"><text:span text:style-name="Style_20_135_20_pt"><text:span text:style-name="T48"><draw:control draw:control="control22" draw:style-name="gr1" draw:text-style-name="P124" draw:z-index="22" svg:height="0.399cm" svg:width="0.447cm" text:anchor-type="as-char"/></text:span></text:span><text:span text:style-name="Style_20_135_20_pt"><text:span text:style-name="T29"><text:tab/>l'implantation et le gabarit cotés des constructions projetées ;</text:span></text:span></text:p>
        <text:p text:style-name="P97"><text:span text:style-name="Style_20_135_20_pt"><text:span text:style-name="T48"><draw:control draw:control="control23" draw:style-name="gr1" draw:text-style-name="P124" draw:z-index="23" svg:height="0.399cm" svg:width="0.447cm" text:anchor-type="as-char"/></text:span></text:span><text:span text:style-name="Style_20_135_20_pt"><text:span text:style-name="T29"><text:tab/>les servitudes du fait de l'homme sur le terrain ;</text:span></text:span></text:p>
        <text:p text:style-name="P58"><text:span text:style-name="Style_20_135_20_pt"><text:span text:style-name="T48"><draw:control draw:control="control24" draw:style-name="gr1" draw:text-style-name="P124" draw:z-index="24" svg:height="0.399cm" svg:width="0.447cm" text:anchor-type="as-char"/></text:span></text:span><text:span text:style-name="Style_20_135_20_pt"><text:span text:style-name="T29"><text:tab/>le cas échéant, le tracé des infrastructures de transport de fluide et d’énergie qui traversent le ou les biens concernés ;</text:span></text:span></text:p>
        <text:p text:style-name="P58"><text:span text:style-name="Style_20_135_20_pt"><text:span text:style-name="T29"><text:s/></text:span></text:span><text:span text:style-name="Style_20_135_20_pt"><text:span text:style-name="T48"><draw:control draw:control="control25" draw:style-name="gr1" draw:text-style-name="P124" draw:z-index="25" svg:height="0.399cm" svg:width="0.447cm" text:anchor-type="as-char"/></text:span></text:span><text:span text:style-name="Style_20_135_20_pt"><text:span text:style-name="T29"><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text:span></text:span><text:soft-page-break/><text:span text:style-name="Style_20_135_20_pt"><text:span text:style-name="T29">ainsi que les arbres remarquables et les plantations projetées ;</text:span></text:span></text:p>
        <text:p text:style-name="P58"><text:span text:style-name="Style_20_135_20_pt"><text:span text:style-name="T48"><draw:control draw:control="control26" draw:style-name="gr1" draw:text-style-name="P124" draw:z-index="26" svg:height="0.399cm" svg:width="0.447cm" text:anchor-type="as-char"/></text:span></text:span><text:span text:style-name="Style_20_135_20_pt"><text:span text:style-name="T29"><text:tab/>le niveau d’implantation du projet par rapport à un repère fixe du domaine public ;</text:span></text:span></text:p>
        <text:p text:style-name="P58"><text:span text:style-name="Style_20_135_20_pt"><text:span text:style-name="T48"><draw:control draw:control="control27" draw:style-name="gr1" draw:text-style-name="P124" draw:z-index="27" svg:height="0.399cm" svg:width="0.447cm" text:anchor-type="as-char"/></text:span></text:span><text:span text:style-name="Style_20_135_20_pt"><text:span text:style-name="T29"><text:tab/>les aménagements et équipements de la voirie, ainsi que, le cas échéant, les modifications projetées et cotées qui s'y rapportent ; </text:span></text:span></text:p>
        <text:p text:style-name="P58"><text:span text:style-name="Style_20_135_20_pt"><text:span text:style-name="T48"><draw:control draw:control="control28" draw:style-name="gr1" draw:text-style-name="P124" draw:z-index="28" svg:height="0.399cm" svg:width="0.447cm" text:anchor-type="as-char"/></text:span></text:span><text:span text:style-name="Style_20_135_20_pt"><text:span text:style-name="T29"><text:tab/>le réseau de principe du système d’évacuation des eaux ;</text:span></text:span></text:p>
        <text:p text:style-name="P58"><text:span text:style-name="Style_20_135_20_pt"><text:span text:style-name="T48"><draw:control draw:control="control29" draw:style-name="gr1" draw:text-style-name="P124" draw:z-index="29" svg:height="0.399cm" svg:width="0.447cm" text:anchor-type="as-char"/></text:span></text:span><text:span text:style-name="Style_20_135_20_pt"><text:span text:style-name="T29"><text:tab/>en cas d’épuration individuelle avec dispersion des eaux dans le terrain, une étude hydrologique.</text:span></text:span></text:p>
        <text:p text:style-name="P12"><text:span text:style-name="Style_20_135_20_pt"><text:span text:style-name="T29"/></text:span></text:p>
        <text:p text:style-name="P102"><text:span text:style-name="Style_20_135_20_pt"><text:span text:style-name="T48"><text:s/></text:span></text:span><text:span text:style-name="Style_20_135_20_pt"><text:span text:style-name="T48"><draw:control draw:control="control30" draw:style-name="gr1" draw:text-style-name="P124" draw:z-index="30" svg:height="0.399cm" svg:width="0.447cm" text:anchor-type="as-char"/></text:span></text:span><text:span text:style-name="Style_20_135_20_pt"><text:span text:style-name="T29"><text:tab/>la visualisation du projet reprenant les constructions à maintenir, à démolir ou à construire, dressée à l'échelle de 1/100</text:span></text:span><text:span text:style-name="Style_20_135_20_pt"><text:span text:style-name="T11">e</text:span></text:span><text:span text:style-name="Style_20_135_20_pt"><text:span text:style-name="T29"> ou 1/50</text:span></text:span><text:span text:style-name="Style_20_135_20_pt"><text:span text:style-name="T11">e</text:span></text:span><text:span text:style-name="Style_20_135_20_pt"><text:span text:style-name="T29">, qui figure :</text:span></text:span></text:p>
        <text:p text:style-name="P58"><text:span text:style-name="Style_20_135_20_pt"><text:span text:style-name="T48"><draw:control draw:control="control31" draw:style-name="gr1" draw:text-style-name="P124" draw:z-index="31" svg:height="0.399cm" svg:width="0.447cm" text:anchor-type="as-char"/></text:span></text:span><text:span text:style-name="Style_20_135_20_pt"><text:span text:style-name="T29"><text:tab/>la vue en plan de chaque niveau ainsi que l'affectation actuelle et future des locaux ;</text:span></text:span></text:p>
        <text:p text:style-name="P98"><text:span text:style-name="Style_20_135_20_pt"><text:span text:style-name="T48"><draw:control draw:control="control32" draw:style-name="gr1" draw:text-style-name="P124" draw:z-index="32" svg:height="0.399cm" svg:width="0.447cm" text:anchor-type="as-char"/></text:span></text:span><text:span text:style-name="Style_20_135_20_pt"><text:span text:style-name="T29"><text:tab/>les élévations ; </text:span></text:span></text:p>
        <text:p text:style-name="P58"><text:span text:style-name="Style_20_135_20_pt"><text:span text:style-name="T48"><draw:control draw:control="control33" draw:style-name="gr1" draw:text-style-name="P124" draw:z-index="33" svg:height="0.399cm" svg:width="0.447cm" text:anchor-type="as-char"/></text:span></text:span><text:span text:style-name="Style_20_135_20_pt"><text:span text:style-name="T29"><text:tab/>la légende des matériaux de parement des élévations et de couverture des toitures ainsi que leurs tonalités ;</text:span></text:span></text:p>
        <text:p text:style-name="P58"><text:span text:style-name="Style_20_135_20_pt"><text:span text:style-name="T48"><draw:control draw:control="control34" draw:style-name="gr1" draw:text-style-name="P124" draw:z-index="34" svg:height="0.399cm" svg:width="0.447cm" text:anchor-type="as-char"/></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 ;</text:span></text:span></text:p>
        <text:p text:style-name="P60"><text:span text:style-name="Style_20_135_20_pt"><text:span text:style-name="T29"/></text:span></text:p>
        <text:p text:style-name="P102"><text:span text:style-name="Style_20_135_20_pt"><text:span text:style-name="T48"><text:s/></text:span></text:span><text:span text:style-name="Style_20_135_20_pt"><text:span text:style-name="T48"><draw:control draw:control="control35" draw:style-name="gr1" draw:text-style-name="P124" draw:z-index="35" svg:height="0.399cm" svg:width="0.447cm" text:anchor-type="as-char"/></text:span></text:span><text:span text:style-name="Style_20_135_20_pt"><text:span text:style-name="T29"><text:tab/>le cas échéant, </text:span></text:span><text:span text:style-name="T29">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75"/>
        <text:p text:style-name="P74"><text:span text:style-name="Style_20_135_20_pt"><text:span text:style-name="T48"><text:s/></text:span></text:span><text:span text:style-name="Style_20_135_20_pt"><text:span text:style-name="T48"><draw:control draw:control="control36" draw:style-name="gr1" draw:text-style-name="P124" draw:z-index="36" svg:height="0.399cm" svg:width="0.447cm" text:anchor-type="as-char"/></text:span></text:span><text:span text:style-name="Style_20_135_20_pt"><text:span text:style-name="T29"><text:tab/></text:span></text:span><text:span text:style-name="T30">le cas échéant, le dossier technique du projet de voirie, qui comprend : </text:span></text:p>
        <text:p text:style-name="P75"><text:s/></text:p>
        <text:p text:style-name="P61"><text:span text:style-name="Style_20_135_20_pt"><text:span text:style-name="T47"><draw:control draw:control="control37" draw:style-name="gr1" draw:text-style-name="P124" draw:z-index="37" svg:height="0.399cm" svg:width="0.447cm" text:anchor-type="as-char"/></text:span></text:span><text:span text:style-name="T24">une vue en plan et des profils en long établis à l’échelle de 1/200</text:span><text:span text:style-name="T10">e</text:span><text:span text:style-name="T24"> ou 1/1000</text:span><text:span text:style-name="T10">e</text:span><text:span text:style-name="T24">;</text:span></text:p>
        <text:p text:style-name="P62"/>
        <text:p text:style-name="P99"><text:span text:style-name="Style_20_135_20_pt"><text:span text:style-name="T47"><draw:control draw:control="control38" draw:style-name="gr1" draw:text-style-name="P124" draw:z-index="38" svg:height="0.399cm" svg:width="0.447cm" text:anchor-type="as-char"/></text:span></text:span><text:span text:style-name="T24">des profils en travers établis à l’échelle de 1/100</text:span><text:span text:style-name="T10">e </text:span><text:span text:style-name="T24">ou 1/50</text:span><text:span text:style-name="T10">e </text:span><text:span text:style-name="T24">;</text:span></text:p>
        <text:p text:style-name="P101"/>
        <text:p text:style-name="P100"><text:span text:style-name="Style_20_135_20_pt"><text:span text:style-name="T13"><draw:control draw:control="control39" draw:style-name="gr1" draw:text-style-name="P124" draw:z-index="39" svg:height="0.399cm" svg:width="0.447cm" text:anchor-type="as-char"/></text:span></text:span><text:span text:style-name="Style_20_135_20_pt"><text:span text:style-name="T29">une coupe-type avec les matériaux projetés.</text:span></text:span></text:p>
        <text:p text:style-name="P40"/>
        <text:p text:style-name="P34"><text:span text:style-name="Style_20_135_20_pt"><text:span text:style-name="T37">La coupe-type peut être fixée en fonction d’un cahier des charges imposé par l’autorité compétente.</text:span></text:span></text:p>
        <text:p text:style-name="P44"><office:annotation><dc:creator>Auteur inconnu</dc:creator><dc:date>2017-05-23T12:07:59</dc:date><text:p text:style-name="P123">do section if 'Annexe IV' in licence_view.context.form_composition</text:p></office:annotation></text:p>
      </text:section>
      <text:p text:style-name="P45"/>
      <text:section text:name="Section2" text:style-name="Sect1">
        <text:p text:style-name="P38">ANNEXE V.</text:p>
        <text:p text:style-name="P31"/>
        <text:p text:style-name="P67"><text:bookmark text:name="Unknown"/><text:span text:style-name="T29"><text:s/></text:span><text:span text:style-name="Style_20_135_20_pt"><text:span text:style-name="T48"><draw:control draw:control="control40" draw:style-name="gr1" draw:text-style-name="P124" draw:z-index="40" svg:height="0.399cm" svg:width="0.447cm" text:anchor-type="as-char"/></text:span></text:span><text:span text:style-name="Style_20_135_20_pt"><text:span text:style-name="T29"><text:tab/></text:span></text:span><text:span text:style-name="T29">un plan qui figure le contexte urbanistique et paysager établi à l'échelle de 1/1.000</text:span><text:span text:style-name="T11">e</text:span><text:span text:style-name="T29"> ou de 1/500</text:span><text:span text:style-name="T11">e</text:span><text:span text:style-name="T29"> et qui figure :</text:span></text:p>
        <text:p text:style-name="P70"/>
        <text:p text:style-name="P76"><text:span text:style-name="Style_20_135_20_pt"><text:span text:style-name="T48"><draw:control draw:control="control41" draw:style-name="gr1" draw:text-style-name="P124" draw:z-index="41" svg:height="0.399cm" svg:width="0.447cm" text:anchor-type="as-char"/></text:span></text:span><text:span text:style-name="Style_20_135_20_pt"><text:span text:style-name="T29"><text:tab/></text:span></text:span><text:span text:style-name="T29">l'orientation ;</text:span></text:p>
        <text:p text:style-name="P78"><text:span text:style-name="Style_20_135_20_pt"><text:span text:style-name="T48"><draw:control draw:control="control42" draw:style-name="gr1" draw:text-style-name="P124" draw:z-index="42" svg:height="0.399cm" svg:width="0.447cm" text:anchor-type="as-char"/></text:span></text:span><text:span text:style-name="Style_20_135_20_pt"><text:span text:style-name="T29"><text:tab/></text:span></text:span><text:span text:style-name="T29">les voies de desserte avec indication de leur statut juridique et de leur dénomination ;</text:span></text:p>
        <text:p text:style-name="P76"><text:bookmark text:name="Unknown1"/><text:span text:style-name="Style_20_135_20_pt"><text:span text:style-name="T48"><draw:control draw:control="control43" draw:style-name="gr1" draw:text-style-name="P124" draw:z-index="43" svg:height="0.399cm" svg:width="0.447cm" text:anchor-type="as-char"/></text:span></text:span><text:span text:style-name="Style_20_135_20_pt"><text:span text:style-name="T29"><text:tab/></text:span></text:span><text:span text:style-name="T29">dans un rayon de cinquante mètres de celui-ci, l'implantation, la nature ou </text:span><text:span text:style-name="Style_20_135_20_pt"><text:span text:style-name="T48"><draw:control draw:control="control44" draw:style-name="gr1" draw:text-style-name="P124" draw:z-index="44" svg:height="0.399cm" svg:width="0.447cm" text:anchor-type="as-char"/></text:span></text:span><text:span text:style-name="Style_20_135_20_pt"><text:span text:style-name="T29"><text:tab/></text:span></text:span><text:span text:style-name="T29">l'affectation des constructions existantes sur le bien concerné ;</text:span></text:p>
        <text:p text:style-name="P76"><text:bookmark text:name="Unknown2"/><text:span text:style-name="Style_20_135_20_pt"><text:span text:style-name="T48"><draw:control draw:control="control45" draw:style-name="gr1" draw:text-style-name="P124" draw:z-index="45" svg:height="0.399cm" svg:width="0.447cm" text:anchor-type="as-char"/></text:span></text:span><text:span text:style-name="Style_20_135_20_pt"><text:span text:style-name="T29"><text:tab/></text:span></text:span><text:span text:style-name="T29">l'indication numérotée des prises de vues du reportage photographique ;</text:span></text:p>
        <text:p text:style-name="P81"><text:bookmark text:name="Unknown3"/><text:span text:style-name="Style_20_135_20_pt"><text:span text:style-name="T48"><draw:control draw:control="control46" draw:style-name="gr1" draw:text-style-name="P124" draw:z-index="46" svg:height="0.399cm" svg:width="0.447cm" text:anchor-type="as-char"/></text:span></text:span><text:span text:style-name="Style_20_135_20_pt"><text:span text:style-name="T29"><text:tab/></text:span></text:span><text:span text:style-name="T29">l'indication des emplacements des aires de stationnement pour véhicules dans un rayon de cent mètres de chacune des limites de la parcelle concernée ;</text:span></text:p>
        <text:p text:style-name="P71"/>
        <text:p text:style-name="P67"><text:bookmark text:name="Unknown4"/><text:span text:style-name="Style_20_135_20_pt"><text:span text:style-name="T48"><text:s/></text:span></text:span><text:span text:style-name="Style_20_135_20_pt"><text:span text:style-name="T48"><draw:control draw:control="control47" draw:style-name="gr1" draw:text-style-name="P124" draw:z-index="47" svg:height="0.399cm" svg:width="0.447cm" text:anchor-type="as-char"/></text:span></text:span><text:span text:style-name="Style_20_135_20_pt"><text:span text:style-name="T29"><text:tab/></text:span></text:span><text:span text:style-name="T29">un reportage photographique en couleurs qui permet la prise en compte du contexte urbanistique et paysager dans lequel s'insère le projet et qui contient au minimum :</text:span></text:p>
        <text:p text:style-name="P70"/>
        <text:p text:style-name="P76"><text:bookmark text:name="Unknown5"/><text:soft-page-break/><text:span text:style-name="Style_20_135_20_pt"><text:span text:style-name="T48"><draw:control draw:control="control48" draw:style-name="gr1" draw:text-style-name="P124" draw:z-index="48" svg:height="0.399cm" svg:width="0.447cm" text:anchor-type="as-char"/></text:span></text:span><text:span text:style-name="Style_20_135_20_pt"><text:span text:style-name="T29"><text:tab/></text:span></text:span><text:span text:style-name="T29">deux prises de vues, l'une à front de voirie, montrant la parcelle et les immeubles la jouxtant, l'autre montrant la ou les parcelles en vis-à-vis de l'autre côté de la voirie ;</text:span></text:p>
        <text:p text:style-name="P76"><text:bookmark text:name="Unknown6"/><text:span text:style-name="Style_20_135_20_pt"><text:span text:style-name="T48"><draw:control draw:control="control49" draw:style-name="gr1" draw:text-style-name="P124" draw:z-index="49" svg:height="0.399cm" svg:width="0.447cm" text:anchor-type="as-char"/></text:span></text:span><text:span text:style-name="Style_20_135_20_pt"><text:span text:style-name="T29"><text:tab/></text:span></text:span><text:span text:style-name="T29">au moins trois prises de vues afin de visualiser les limites du bien concerné et les constructions voisines ;</text:span></text:p>
        <text:p text:style-name="P89"/>
        <text:p text:style-name="P67"><text:bookmark text:name="Unknown7"/><text:span text:style-name="T29"><text:s/></text:span><text:span text:style-name="Style_20_135_20_pt"><text:span text:style-name="T48"><draw:control draw:control="control50" draw:style-name="gr1" draw:text-style-name="P124" draw:z-index="50" svg:height="0.399cm" svg:width="0.447cm" text:anchor-type="as-char"/></text:span></text:span><text:span text:style-name="Style_20_135_20_pt"><text:span text:style-name="T29"><text:tab/></text:span></text:span><text:span text:style-name="T36">un plan représentant l'occupation de la parcelle et qui figure :</text:span></text:p>
        <text:p text:style-name="P91"/>
        <text:p text:style-name="P92"><text:bookmark text:name="Unknown8"/><text:span text:style-name="T29"><text:tab/></text:span><text:span text:style-name="Style_20_135_20_pt"><text:span text:style-name="T48"><draw:control draw:control="control51" draw:style-name="gr1" draw:text-style-name="P124" draw:z-index="51" svg:height="0.399cm" svg:width="0.447cm" text:anchor-type="as-char"/></text:span></text:span><text:span text:style-name="Style_20_135_20_pt"><text:span text:style-name="T29"><text:tab/>l</text:span></text:span><text:span text:style-name="T29">es limites de la parcelle concernée ;</text:span></text:p>
        <text:p text:style-name="P81"><text:bookmark text:name="Unknown9"/><text:span text:style-name="Style_20_135_20_pt"><text:span text:style-name="T48"><draw:control draw:control="control52" draw:style-name="gr1" draw:text-style-name="P124" draw:z-index="52" svg:height="0.399cm" svg:width="0.447cm" text:anchor-type="as-char"/></text:span></text:span><text:span text:style-name="Style_20_135_20_pt"><text:span text:style-name="T29"><text:tab/></text:span></text:span><text:span text:style-name="T29">le cas échéant, l'implantation des constructions existantes sur la parcelle ;</text:span></text:p>
        <text:p text:style-name="P81"><text:bookmark text:name="Unknown10"/><text:span text:style-name="Style_20_135_20_pt"><text:span text:style-name="T48"><draw:control draw:control="control53" draw:style-name="gr1" draw:text-style-name="P124" draw:z-index="53" svg:height="0.399cm" svg:width="0.447cm" text:anchor-type="as-char"/></text:span></text:span><text:span text:style-name="Style_20_135_20_pt"><text:span text:style-name="T29"><text:tab/></text:span></text:span><text:span text:style-name="T29">les servitudes du fait de l'homme sur le terrain ;</text:span></text:p>
        <text:p text:style-name="P81"><text:bookmark text:name="Unknown11"/><text:span text:style-name="Style_20_135_20_pt"><text:span text:style-name="T48"><draw:control draw:control="control54" draw:style-name="gr1" draw:text-style-name="P124" draw:z-index="54" svg:height="0.399cm" svg:width="0.447cm" text:anchor-type="as-char"/></text:span></text:span><text:span text:style-name="Style_20_135_20_pt"><text:span text:style-name="T29"><text:tab/></text:span></text:span><text:span text:style-name="T29">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2"><text:bookmark text:name="Unknown12"/><text:span text:style-name="Style_20_135_20_pt"><text:span text:style-name="T48"><draw:control draw:control="control55" draw:style-name="gr1" draw:text-style-name="P124" draw:z-index="55" svg:height="0.399cm" svg:width="0.447cm" text:anchor-type="as-char"/></text:span></text:span><text:span text:style-name="Style_20_135_20_pt"><text:span text:style-name="T29"><text:tab/></text:span></text:span><text:span text:style-name="T29">l'aménagement des abords maintenus ou projetés du solde de la parcelle concernée.</text:span></text:p>
        <text:p text:style-name="P119"/>
        <text:p text:style-name="P67"><text:bookmark text:name="Unknown13"/><text:span text:style-name="T54"><text:s/></text:span><text:span text:style-name="Style_20_135_20_pt"><text:span text:style-name="T50"><draw:control draw:control="control56" draw:style-name="gr1" draw:text-style-name="P124" draw:z-index="56" svg:height="0.399cm" svg:width="0.447cm" text:anchor-type="as-char"/></text:span></text:span><text:span text:style-name="Style_20_135_20_pt"><text:span text:style-name="T30"><text:tab/></text:span></text:span><text:span text:style-name="T28">le cas échéant, une note de calcul justifiant le respect du critère de salubrité visé à l'article 3. 5° du Code wallon du logement et de l'habitat durable et portant sur l'éclairage naturel </text:span></text:p>
        <text:p text:style-name="P119"/>
        <text:p text:style-name="P68"><text:span text:style-name="T31"><text:s/></text:span><text:span text:style-name="Style_20_135_20_pt"><text:span text:style-name="T51"><draw:control draw:control="control57" draw:style-name="gr1" draw:text-style-name="P124" draw:z-index="57" svg:height="0.399cm" svg:width="0.447cm" text:anchor-type="as-char"/></text:span></text:span><text:span text:style-name="Style_20_135_20_pt"><text:span text:style-name="T51"><text:tab/></text:span></text:span><text:span text:style-name="T38">une vue en plan de chaque niveau ainsi que l'affectation actuelle et future des locaux ;</text:span></text:p>
        <text:p text:style-name="P32"><office:annotation><dc:creator>Auteur inconnu</dc:creator><dc:date>2017-05-23T12:12:47</dc:date><text:p text:style-name="P123">do section if 'Annexe V ' in licence_view.context.form_composition</text:p></office:annotation><text:bookmark text:name="Unknown31"/><text:bookmark text:name="Unknown21"/></text:p>
      </text:section>
      <text:p text:style-name="P45"/>
      <text:section text:name="Section3" text:style-name="Sect1">
        <text:p text:style-name="P46">ANNEXE VI.</text:p>
        <text:p text:style-name="P44"/>
        <text:p text:style-name="P95"><text:span text:style-name="Style_20_135_20_pt"><text:span text:style-name="T53"><text:s/></text:span></text:span><text:span text:style-name="Style_20_135_20_pt"><text:span text:style-name="T53"><draw:control draw:control="control58" draw:style-name="gr1" draw:text-style-name="P124" draw:z-index="58" svg:height="0.399cm" svg:width="0.447cm" text:anchor-type="as-char"/></text:span></text:span><text:span text:style-name="Style_20_135_20_pt"><text:span text:style-name="T53"><text:tab/></text:span></text:span><text:span text:style-name="Style_20_135_20_pt"><text:span text:style-name="T29">un plan représentant le contexte urbanistique et paysager qui permet de situer le projet dans un rayon de 200 mètres du projet et qui figur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59" draw:style-name="gr1" draw:text-style-name="P124" draw:z-index="59" svg:height="0.399cm" svg:width="0.447cm" text:anchor-type="as-char"/></text:span></text:span><text:span text:style-name="Style_20_135_20_pt"><text:span text:style-name="T53"><text:tab/></text:span></text:span><text:span text:style-name="Style_20_135_20_pt"><text:span text:style-name="T29">l'orient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0" draw:style-name="gr1" draw:text-style-name="P124" draw:z-index="60" svg:height="0.399cm" svg:width="0.447cm" text:anchor-type="as-char"/></text:span></text:span><text:span text:style-name="Style_20_135_20_pt"><text:span text:style-name="T53"><text:tab/></text:span></text:span><text:span text:style-name="Style_20_135_20_pt"><text:span text:style-name="T29">les voies de desserte avec indication de leur statut juridique et de leur dénomin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1" draw:style-name="gr1" draw:text-style-name="P124" draw:z-index="61" svg:height="0.399cm" svg:width="0.447cm" text:anchor-type="as-char"/></text:span></text:span><text:span text:style-name="Style_20_135_20_pt"><text:span text:style-name="T53"><text:tab/></text:span></text:span><text:span text:style-name="Style_20_135_20_pt"><text:span text:style-name="T29">l'implantation, la nature ou l'affectation des constructions existantes dans un rayon de 50 <text:tab/><text:tab/>mètres du proje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2" draw:style-name="gr1" draw:text-style-name="P124" draw:z-index="62" svg:height="0.399cm" svg:width="0.447cm" text:anchor-type="as-char"/></text:span></text:span><text:span text:style-name="Style_20_135_20_pt"><text:span text:style-name="T53"><text:tab/></text:span></text:span><text:span text:style-name="Style_20_135_20_pt"><text:span text:style-name="T29">l'indication numérotée des prises de vues du reportage photographique ;</text:span></text:span></text:p>
        <text:p text:style-name="P94"/>
        <text:p text:style-name="P72"><text:span text:style-name="Style_20_135_20_pt"><text:span text:style-name="T39"><text:s/></text:span></text:span><text:span text:style-name="Style_20_135_20_pt"><text:span text:style-name="T53"><draw:control draw:control="control63" draw:style-name="gr1" draw:text-style-name="P124" draw:z-index="63" svg:height="0.399cm" svg:width="0.447cm" text:anchor-type="as-char"/></text:span></text:span><text:span text:style-name="Style_20_135_20_pt"><text:span text:style-name="T53"><text:tab/></text:span></text:span><text:span text:style-name="Style_20_135_20_pt"><text:span text:style-name="T29">un reportage photographique en couleurs qui permet la prise en compte du contexte urbanistique et paysager dans lequel s'insère le projet et qui contient au minimum :</text:span></text:span></text:p>
        <text:p text:style-name="P16"><text:span text:style-name="Style_20_135_20_pt"><text:span text:style-name="T39"><text:tab/></text:span></text:span><text:span text:style-name="Style_20_135_20_pt"><text:span text:style-name="T53"><draw:control draw:control="control64" draw:style-name="gr1" draw:text-style-name="P124" draw:z-index="64" svg:height="0.399cm" svg:width="0.447cm" text:anchor-type="as-char"/></text:span></text:span><text:span text:style-name="Style_20_135_20_pt"><text:span text:style-name="T53"><text:tab/></text:span></text:span><text:span text:style-name="Style_20_135_20_pt"><text:span text:style-name="T29">deux prises de vues, l'une à front de voirie, montrant la parcelle et les immeubles la <text:tab/><text:tab/><text:tab/>jouxtant, l'autre montrant la ou les parcelles en vis-à-vis de l'autre côté de la voiri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5" draw:style-name="gr1" draw:text-style-name="P124" draw:z-index="65" svg:height="0.399cm" svg:width="0.447cm" text:anchor-type="as-char"/></text:span></text:span><text:span text:style-name="Style_20_135_20_pt"><text:span text:style-name="T53"><text:tab/></text:span></text:span><text:span text:style-name="Style_20_135_20_pt"><text:span text:style-name="T29">au moins trois prises de vues afin de visualiser les limites du bien concerné et les <text:tab/><text:tab/><text:tab/>constructions voisines ;</text:span></text:span></text:p>
        <text:p text:style-name="P87"/>
        <text:p text:style-name="P14"><text:span text:style-name="Style_20_135_20_pt"><text:span text:style-name="T39"><text:s/></text:span></text:span><text:span text:style-name="Style_20_135_20_pt"><text:span text:style-name="T53"><draw:control draw:control="control66" draw:style-name="gr1" draw:text-style-name="P124" draw:z-index="66" svg:height="0.399cm" svg:width="0.447cm" text:anchor-type="as-char"/></text:span></text:span><text:span text:style-name="Style_20_135_20_pt"><text:span text:style-name="T53"><text:tab/></text:span></text:span><text:span text:style-name="Style_20_135_20_pt"><text:span text:style-name="T29">l'occupation de la parcelle, représentée sur un plan, qui figur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draw:control="control67" draw:style-name="gr1" draw:text-style-name="P124" draw:z-index="67" svg:height="0.399cm" svg:width="0.447cm" text:anchor-type="as-char"/></text:span></text:span><text:span text:style-name="Style_20_135_20_pt"><text:span text:style-name="T53"><text:tab/>l</text:span></text:span><text:span text:style-name="Style_20_135_20_pt"><text:span text:style-name="T29">es limites de la parcelle concerné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8" draw:style-name="gr1" draw:text-style-name="P124" draw:z-index="68" svg:height="0.399cm" svg:width="0.447cm" text:anchor-type="as-char"/></text:span></text:span><text:span text:style-name="Style_20_135_20_pt"><text:span text:style-name="T53"><text:tab/></text:span></text:span><text:span text:style-name="Style_20_135_20_pt"><text:span text:style-name="T29">le cas échéant, l'implantation des constructions existantes sur la parcell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draw:control="control69" draw:style-name="gr1" draw:text-style-name="P124" draw:z-index="69" svg:height="0.399cm" svg:width="0.447cm" text:anchor-type="as-char"/></text:span></text:span><text:span text:style-name="Style_20_135_20_pt"><text:span text:style-name="T53"><text:tab/></text:span></text:span><text:span text:style-name="Style_20_135_20_pt"><text:span text:style-name="T29">les servitudes du fait de l'homme sur le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0" draw:style-name="gr1" draw:text-style-name="P124" draw:z-index="70" svg:height="0.399cm" svg:width="0.447cm" text:anchor-type="as-char"/></text:span></text:span><text:span text:style-name="Style_20_135_20_pt"><text:span text:style-name="T53"><text:tab/></text:span></text:span><text:span text:style-name="Style_20_135_20_pt"><text:span text:style-name="T29">l'aménagement maintenu ou projeté du solde de la parcelle concernée, en ce </text:span></text:span><text:soft-page-break/><text:span text:style-name="Style_20_135_20_pt"><text:span text:style-name="T29">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1" draw:style-name="gr1" draw:text-style-name="P124" draw:z-index="71" svg:height="0.399cm" svg:width="0.447cm" text:anchor-type="as-char"/></text:span></text:span><text:span text:style-name="Style_20_135_20_pt"><text:span text:style-name="T53"><text:tab/></text:span></text:span><text:span text:style-name="Style_20_135_20_pt"><text:span text:style-name="T29">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2" draw:style-name="gr1" draw:text-style-name="P124" draw:z-index="72" svg:height="0.399cm" svg:width="0.447cm" text:anchor-type="as-char"/></text:span></text:span><text:span text:style-name="Style_20_135_20_pt"><text:span text:style-name="T53"><text:tab/></text:span></text:span><text:span text:style-name="Style_20_135_20_pt"><text:span text:style-name="T29">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3" draw:style-name="gr1" draw:text-style-name="P124" draw:z-index="73" svg:height="0.399cm" svg:width="0.447cm" text:anchor-type="as-char"/></text:span></text:span><text:span text:style-name="Style_20_135_20_pt"><text:span text:style-name="T53"><text:tab/></text:span></text:span><text:span text:style-name="Style_20_135_20_pt"><text:span text:style-name="T29">s’il s’agit du placement d’une ou plusieurs installations mobiles, leur implantation, leur <text:tab/><text:tab/><text:tab/>nombre et, le cas échant, le type de clôture ou les dispositifs prévus pour dissimuler les <text:tab/><text:tab/>install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4" draw:style-name="gr1" draw:text-style-name="P124" draw:z-index="74" svg:height="0.399cm" svg:width="0.447cm" text:anchor-type="as-char"/></text:span></text:span><text:span text:style-name="Style_20_135_20_pt"><text:span text:style-name="T53"><text:tab/></text:span></text:span><text:span text:style-name="Style_20_135_20_pt"><text:span text:style-name="T29">la situation prévue après réalisation des modifications du relief du sol ou l’enlèvement du <text:tab/><text:tab/>dépôt ;</text:span></text:span></text:p>
        <text:p text:style-name="P18"><text:span text:style-name="Style_20_135_20_pt"><text:span text:style-name="T33"><text:tab/></text:span></text:span><text:span text:style-name="Style_20_135_20_pt"><text:span text:style-name="T32"> </text:span></text:span><text:span text:style-name="Style_20_135_20_pt"><text:span text:style-name="T52"><draw:control draw:control="control75" draw:style-name="gr1" draw:text-style-name="P124" draw:z-index="75" svg:height="0.399cm" svg:width="0.447cm" text:anchor-type="as-char"/></text:span></text:span><text:span text:style-name="Style_20_135_20_pt"><text:span text:style-name="T52"><text:tab/></text:span></text:span><text:span text:style-name="Style_20_135_20_pt"><text:span text:style-name="T33">la gestion des abords et la protection des constructions et plantations voisines ;</text:span></text:span></text:p>
        <text:p text:style-name="P19"><office:annotation><dc:creator>Auteur inconnu</dc:creator><dc:date>2017-05-23T12:12:47</dc:date><text:p text:style-name="P123">do section if 'Annexe VI ' in licence_view.context.form_composition</text:p></office:annotation></text:p>
      </text:section>
      <text:p text:style-name="P45"/>
      <text:section text:name="Section4" text:style-name="Sect1">
        <text:p text:style-name="P46">ANNEXE VII.</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76" draw:style-name="gr1" draw:text-style-name="P124" draw:z-index="76" svg:height="0.399cm" svg:width="0.447cm" text:anchor-type="as-char"/></text:span></text:span><text:span text:style-name="Style_20_135_20_pt"><text:span text:style-name="T34"><text:tab/></text:span></text:span><text:span text:style-name="Style_20_135_20_pt"><text:span text:style-name="T40">un plan représentant le contexte urbanistique et paysager qui permet de situer le projet dans un <text:tab/>rayon de deux cents mètres du projet et qui figure :</text:span></text:span></text:p>
        <text:p text:style-name="P34"><text:span text:style-name="Style_20_135_20_pt"><text:span text:style-name="T34"><text:tab/></text:span></text:span><text:span text:style-name="Style_20_135_20_pt"><text:span text:style-name="T34"><draw:control draw:control="control77" draw:style-name="gr1" draw:text-style-name="P124" draw:z-index="77" svg:height="0.399cm" svg:width="0.447cm" text:anchor-type="as-char"/></text:span></text:span><text:span text:style-name="Style_20_135_20_pt"><text:span text:style-name="T40"><text:tab/>l'orientation ;</text:span></text:span></text:p>
        <text:p text:style-name="P34"><text:span text:style-name="Style_20_135_20_pt"><text:span text:style-name="T34"><text:tab/></text:span></text:span><text:span text:style-name="Style_20_135_20_pt"><text:span text:style-name="T34"><draw:control draw:control="control78" draw:style-name="gr1" draw:text-style-name="P124" draw:z-index="78" svg:height="0.399cm" svg:width="0.447cm" text:anchor-type="as-char"/></text:span></text:span><text:span text:style-name="Style_20_135_20_pt"><text:span text:style-name="T34"><text:tab/>l</text:span></text:span><text:span text:style-name="Style_20_135_20_pt"><text:span text:style-name="T40">es voies de desserte avec indication de leur statut juridique et de leur dénomination ;</text:span></text:span></text:p>
        <text:p text:style-name="P34"><text:span text:style-name="Style_20_135_20_pt"><text:span text:style-name="T40"><text:tab/></text:span></text:span><text:span text:style-name="Style_20_135_20_pt"><text:span text:style-name="T34"><draw:control draw:control="control79" draw:style-name="gr1" draw:text-style-name="P124" draw:z-index="79" svg:height="0.399cm" svg:width="0.447cm" text:anchor-type="as-char"/></text:span></text:span><text:span text:style-name="Style_20_135_20_pt"><text:span text:style-name="T34"><text:tab/></text:span></text:span><text:span text:style-name="Style_20_135_20_pt"><text:span text:style-name="T40">l'implantation, la nature ou l'affectation des constructions existantes dans un rayon de 50 <text:tab/><text:tab/>mètres du projet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0" draw:style-name="gr1" draw:text-style-name="P124" draw:z-index="80" svg:height="0.399cm" svg:width="0.447cm" text:anchor-type="as-char"/></text:span></text:span><text:span text:style-name="Style_20_135_20_pt"><text:span text:style-name="T34"><text:tab/></text:span></text:span><text:span text:style-name="Style_20_135_20_pt"><text:span text:style-name="T40">l'indication numérotée des prises de vues du reportage photographique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81" draw:style-name="gr1" draw:text-style-name="P124" draw:z-index="81" svg:height="0.399cm" svg:width="0.447cm" text:anchor-type="as-char"/></text:span></text:span><text:span text:style-name="Style_20_135_20_pt"><text:span text:style-name="T34"><text:tab/></text:span></text:span><text:span text:style-name="Style_20_135_20_pt"><text:span text:style-name="T40">un reportage photographique en couleurs qui permet la prise en compte du contexte urbanistique <text:tab/>et paysager dans lequel s'insère le projet et qui contient au minimum :</text:span></text:span></text:p>
        <text:p text:style-name="P34"><text:span text:style-name="Style_20_135_20_pt"><text:span text:style-name="T34"><text:tab/></text:span></text:span><text:span text:style-name="Style_20_135_20_pt"><text:span text:style-name="T34"><draw:control draw:control="control82" draw:style-name="gr1" draw:text-style-name="P124" draw:z-index="82" svg:height="0.399cm" svg:width="0.447cm" text:anchor-type="as-char"/></text:span></text:span><text:span text:style-name="Style_20_135_20_pt"><text:span text:style-name="T40"><text:tab/>deux prises de vues, l'une à front de voirie, montrant la parcelle et les immeubles la <text:tab/><text:tab/><text:tab/>jouxtant, l'autre montrant la ou les parcelles en vis-à-vis de l'autre côté de la voirie ;</text:span></text:span></text:p>
        <text:p text:style-name="P34"><text:span text:style-name="Style_20_135_20_pt"><text:span text:style-name="T34"><text:s/><text:tab/></text:span></text:span><text:span text:style-name="Style_20_135_20_pt"><text:span text:style-name="T34"><draw:control draw:control="control83" draw:style-name="gr1" draw:text-style-name="P124" draw:z-index="83" svg:height="0.399cm" svg:width="0.447cm" text:anchor-type="as-char"/></text:span></text:span><text:span text:style-name="Style_20_135_20_pt"><text:span text:style-name="T40"><text:tab/>au moins trois prises de vues afin de visualiser les limites du bien concerné et les <text:tab/><text:tab/><text:tab/>constructions voisines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84" draw:style-name="gr1" draw:text-style-name="P124" draw:z-index="84" svg:height="0.399cm" svg:width="0.447cm" text:anchor-type="as-char"/></text:span></text:span><text:span text:style-name="Style_20_135_20_pt"><text:span text:style-name="T40"><text:tab/>l'occupation de la parcelle, représentée sur un plan, qui figur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5" draw:style-name="gr1" draw:text-style-name="P124" draw:z-index="85" svg:height="0.399cm" svg:width="0.447cm" text:anchor-type="as-char"/></text:span></text:span><text:span text:style-name="Style_20_135_20_pt"><text:span text:style-name="T40"><text:tab/>les limites de la parcelle concernée et sa superfici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6" draw:style-name="gr1" draw:text-style-name="P124" draw:z-index="86" svg:height="0.399cm" svg:width="0.447cm" text:anchor-type="as-char"/></text:span></text:span><text:span text:style-name="Style_20_135_20_pt"><text:span text:style-name="T40"><text:tab/>le cas échéant, l'implantation des constructions existantes sur la parcell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7" draw:style-name="gr1" draw:text-style-name="P124" draw:z-index="87" svg:height="0.399cm" svg:width="0.447cm" text:anchor-type="as-char"/></text:span></text:span><text:span text:style-name="Style_20_135_20_pt"><text:span text:style-name="T40"><text:tab/>les servitudes du fait de l'homme sur le terrain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8" draw:style-name="gr1" draw:text-style-name="P124" draw:z-index="88" svg:height="0.399cm" svg:width="0.447cm" text:anchor-type="as-char"/></text:span></text:span><text:span text:style-name="Style_20_135_20_pt"><text:span text:style-name="T40"><text:tab/>la localisation des plantations et l'indication de leurs essences ;</text:span></text:span></text:p>
        <text:p text:style-name="P34"><text:span text:style-name="Style_20_135_20_pt"><text:span text:style-name="T34"><text:tab/> </text:span></text:span><text:span text:style-name="Style_20_135_20_pt"><text:span text:style-name="T34"><draw:control draw:control="control89" draw:style-name="gr1" draw:text-style-name="P124" draw:z-index="89" svg:height="0.399cm" svg:width="0.447cm" text:anchor-type="as-char"/></text:span></text:span><text:span text:style-name="Style_20_135_20_pt"><text:span text:style-name="T40"><text:tab/>l'indication des arbres existants à maintenir ;</text:span></text:span></text:p>
        <text:p text:style-name="P34"><text:span text:style-name="Style_20_135_20_pt"><text:span text:style-name="T34"><text:s/><text:tab/> </text:span></text:span><text:span text:style-name="Style_20_135_20_pt"><text:span text:style-name="T34"><draw:control draw:control="control90" draw:style-name="gr1" draw:text-style-name="P124" draw:z-index="90" svg:height="0.399cm" svg:width="0.447cm" text:anchor-type="as-char"/></text:span></text:span><text:span text:style-name="Style_20_135_20_pt"><text:span text:style-name="T40"><text:tab/>le cas échéant, le type de clôtures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91" draw:style-name="gr1" draw:text-style-name="P124" draw:z-index="91" svg:height="0.399cm" svg:width="0.447cm" text:anchor-type="as-char"/></text:span></text:span><text:span text:style-name="Style_20_135_20_pt"><text:span text:style-name="T40"><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92" draw:style-name="gr1" draw:text-style-name="P124" draw:z-index="92" svg:height="0.399cm" svg:width="0.447cm" text:anchor-type="as-char"/></text:span></text:span><text:span text:style-name="Style_20_135_20_pt"><text:span text:style-name="T40"><text:tab/>la situation prévue après la culture intensive d’essences forestières, le déboisement, <text:tab/><text:tab/><text:tab/>l'abattage d'un ou plusieurs arbres, arbustes, allées ou haies, le </text:span></text:span><text:soft-page-break/><text:span text:style-name="Style_20_135_20_pt"><text:span text:style-name="T40">défrichement ou la <text:tab/><text:tab/><text:tab/>modification de la végétation, la culture de sapins de Noël.</text:span></text:span><text:bookmark text:name="Unknown16"/><text:bookmark text:name="Unknown15"/><text:bookmark text:name="Unknown14"/></text:p>
        <text:p text:style-name="P44"><office:annotation><dc:creator>Auteur inconnu</dc:creator><dc:date>2017-05-23T12:12:47</dc:date><text:p text:style-name="P123">do section if 'Annexe VII ' in licence_view.context.form_composition</text:p></office:annotation></text:p>
      </text:section>
      <text:p text:style-name="P45"/>
      <text:section text:name="Section5" text:style-name="Sect1">
        <text:p text:style-name="P46">ANNEXE VIII.</text:p>
        <text:p text:style-name="P42"/>
        <text:p text:style-name="P24"><text:span text:style-name="Style_20_135_20_pt"><text:span text:style-name="T1"><text:s/></text:span></text:span><text:span text:style-name="Style_20_135_20_pt"><text:span text:style-name="T1"><draw:control draw:control="control93" draw:style-name="gr1" draw:text-style-name="P124" draw:z-index="93" svg:height="0.399cm" svg:width="0.447cm" text:anchor-type="as-char"/></text:span></text:span><text:span text:style-name="Style_20_135_20_pt"><text:span text:style-name="T1"><text:tab/></text:span></text:span><text:span text:style-name="Style_20_135_20_pt"><text:span text:style-name="T4">le projet <text:s/>comprenant : </text:span></text:span></text:p>
        <text:p text:style-name="P21"><text:span text:style-name="Style_20_135_20_pt"><text:span text:style-name="T3"><text:s text:c="15"/></text:span></text:span><text:span text:style-name="Style_20_135_20_pt"><text:span text:style-name="T1"><draw:control draw:control="control94" draw:style-name="gr1" draw:text-style-name="P124" draw:z-index="94" svg:height="0.399cm" svg:width="0.447cm" text:anchor-type="as-char"/></text:span></text:span><text:span text:style-name="Style_20_135_20_pt"><text:span text:style-name="T1"><text:tab/></text:span></text:span><text:span text:style-name="Style_20_135_20_pt"><text:span text:style-name="T4">le tracé et les coupes longitudinales et transversales, figurant :</text:span></text:span></text:p>
        <text:p text:style-name="P106"><text:span text:style-name="Style_20_135_20_pt"><text:span text:style-name="T4">l’indication des chemins publics avec indication de leur dénomination, de leur largeur dans un rayon de cinquante mètres de chacune des limites de la parcelle ;</text:span></text:span></text:p>
        <text:p text:style-name="P107"><text:bookmark text:name="__Fieldmark__57852_2028532221"/><text:span text:style-name="Style_20_135_20_pt"><text:span text:style-name="T1"><draw:control draw:control="control95" draw:style-name="gr1" draw:text-style-name="P124" draw:z-index="95" svg:height="0.399cm" svg:width="0.447cm" text:anchor-type="as-char"/></text:span></text:span><text:span text:style-name="Style_20_135_20_pt"><text:span text:style-name="T1"><text:tab/></text:span></text:span><text:span text:style-name="Style_20_135_20_pt"><text:span text:style-name="T4">les limites cotées du terrain ;</text:span></text:span></text:p>
        <text:p text:style-name="P79"><text:bookmark text:name="__Fieldmark__57859_2028532221"/><text:span text:style-name="Style_20_135_20_pt"><text:span text:style-name="T1"><draw:control draw:control="control96" draw:style-name="gr1" draw:text-style-name="P124" draw:z-index="96" svg:height="0.399cm" svg:width="0.447cm" text:anchor-type="as-char"/></text:span></text:span><text:span text:style-name="Style_20_135_20_pt"><text:span text:style-name="T4"><text:tab/>les courbes de niveau des coupes de terrain actuelles et projetées ;</text:span></text:span></text:p>
        <text:p text:style-name="P25"><text:span text:style-name="Style_20_135_20_pt"><text:span text:style-name="T4"><text:tab/></text:span></text:span><text:span text:style-name="Style_20_135_20_pt"><text:span text:style-name="T1"><draw:control draw:control="control97" draw:style-name="gr1" draw:text-style-name="P124" draw:z-index="97" svg:height="0.399cm" svg:width="0.447cm" text:anchor-type="as-char"/></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5"><text:span text:style-name="Style_20_135_20_pt"><text:span text:style-name="T4"><text:tab/></text:span></text:span><text:span text:style-name="Style_20_135_20_pt"><text:span text:style-name="T1"><draw:control draw:control="control98" draw:style-name="gr1" draw:text-style-name="P124" draw:z-index="98" svg:height="0.399cm" svg:width="0.447cm" text:anchor-type="as-char"/></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79"><text:bookmark text:name="__Fieldmark__57880_2028532221"/><text:span text:style-name="Style_20_135_20_pt"><text:span text:style-name="T1"><draw:control draw:control="control99" draw:style-name="gr1" draw:text-style-name="P124" draw:z-index="99" svg:height="0.399cm" svg:width="0.447cm" text:anchor-type="as-char"/></text:span></text:span><text:span text:style-name="Style_20_135_20_pt"><text:span text:style-name="T4"><text:tab/>l’emplacement des arbres à haute tige à maintenir ou à abattre ;</text:span></text:span></text:p>
        <text:p text:style-name="P80"><text:bookmark text:name="__Fieldmark__57887_2028532221"/><text:span text:style-name="Style_20_135_20_pt"><text:span text:style-name="T41"><draw:control draw:control="control100" draw:style-name="gr1" draw:text-style-name="P124" draw:z-index="100" svg:height="0.399cm" svg:width="0.447cm" text:anchor-type="as-char"/></text:span></text:span><text:span text:style-name="Style_20_135_20_pt_20_Gras"><text:span text:style-name="T29"><text:tab/></text:span></text:span><text:span text:style-name="T55">les vues des différents peuplements éventuels ;</text:span></text:p>
        <text:p text:style-name="P63"><text:span text:style-name="Style_20_135_20_pt"><text:span text:style-name="T42"><draw:control draw:control="control101" draw:style-name="gr1" draw:text-style-name="P124" draw:z-index="101" svg:height="0.399cm" svg:width="0.447cm" text:anchor-type="as-char"/></text:span></text:span><text:span text:style-name="Style_20_135_20_pt"><text:span text:style-name="T42"><text:tab/></text:span></text:span><text:span text:style-name="Style_20_135_20_pt"><text:span text:style-name="T28">l</text:span></text:span><text:span text:style-name="T24">a vue en plan et les profils en long sont établis à l’échelle de 1/200</text:span><text:span text:style-name="T19">e</text:span><text:span text:style-name="T24">, ou 1/1000</text:span><text:span text:style-name="T19">e</text:span><text:span text:style-name="T24"> ou 1/5.000</text:span><text:span text:style-name="T19">e</text:span><text:span text:style-name="T24"> ;</text:span></text:p>
        <text:p text:style-name="P108"><text:span text:style-name="Style_20_135_20_pt"><text:span text:style-name="T41"><draw:control draw:control="control102" draw:style-name="gr1" draw:text-style-name="P124" draw:z-index="102" svg:height="0.399cm" svg:width="0.447cm" text:anchor-type="as-char"/></text:span></text:span><text:span text:style-name="Style_20_135_20_pt"><text:span text:style-name="T41"><text:s text:c="11"/></text:span></text:span><text:span text:style-name="Style_20_135_20_pt"><text:span text:style-name="T29">les profils en travers, sont établis à l’échelle de 1/100</text:span></text:span><text:span text:style-name="Style_20_135_20_pt"><text:span text:style-name="T20">e</text:span></text:span><text:span text:style-name="Style_20_135_20_pt"><text:span text:style-name="T29"> ou 1/50</text:span></text:span><text:span text:style-name="Style_20_135_20_pt"><text:span text:style-name="T20">e</text:span></text:span><text:span text:style-name="Style_20_135_20_pt"><text:span text:style-name="T29">;</text:span></text:span></text:p>
        <text:p text:style-name="P27"/>
        <text:p text:style-name="P109"><text:span text:style-name="Style_20_135_20_pt"><text:span text:style-name="T42"><draw:control draw:control="control103" draw:style-name="gr1" draw:text-style-name="P124" draw:z-index="103" svg:height="0.399cm" svg:width="0.447cm" text:anchor-type="as-char"/></text:span></text:span><text:span text:style-name="Style_20_135_20_pt"><text:span text:style-name="T42"><text:tab/></text:span></text:span><text:span text:style-name="T56">l'avis des impétrants concernés sur la faisabilité technique du projet ;</text:span></text:p>
        <text:p text:style-name="P28"/>
        <text:p text:style-name="P52"><text:span text:style-name="Style_20_135_20_pt_20_Gras"><text:span text:style-name="T29"><text:tab/></text:span></text:span><text:span text:style-name="Style_20_135_20_pt"><text:span text:style-name="T41"><draw:control draw:control="control104" draw:style-name="gr1" draw:text-style-name="P124" draw:z-index="104" svg:height="0.399cm" svg:width="0.447cm" text:anchor-type="as-char"/></text:span></text:span><text:span text:style-name="Style_20_135_20_pt"><text:span text:style-name="T41"><text:tab/></text:span></text:span><text:span text:style-name="Style_20_135_20_pt"><text:span text:style-name="T29">un reportage photographique en couleurs qui permet la prise en compte du contexte <text:tab/>urbanistique et paysager dans lequel s'insère le projet et qui contient des</text:span></text:span><text:span text:style-name="T29"> photos en <text:tab/>couleurs, des parcelles et des propriétés contiguës et voisines, ainsi que l’aspect général de <text:tab/>la zone avec indication des différents endroits de prise de vue sur le plan de situation ;</text:span></text:p>
        <text:p text:style-name="P53"/>
        <text:p text:style-name="P52"><text:span text:style-name="T29"><text:tab/></text:span><text:span text:style-name="Style_20_135_20_pt"><text:span text:style-name="T41"><draw:control draw:control="control105" draw:style-name="gr1" draw:text-style-name="P124" draw:z-index="105" svg:height="0.399cm" svg:width="0.447cm" text:anchor-type="as-char"/></text:span></text:span><text:span text:style-name="Style_20_135_20_pt"><text:span text:style-name="T41"><text:tab/></text:span></text:span><text:span text:style-name="T29">un plan de situation comportant l’orientation établi à l’échelle de 1/5.000</text:span><text:span text:style-name="T20">e <text:s/></text:span><text:span text:style-name="T29">ou 1/10.000</text:span><text:span text:style-name="T20">e</text:span><text:span text:style-name="T29"> ;</text:span></text:p>
        <text:p text:style-name="P28"/>
        <text:p text:style-name="P29"><text:span text:style-name="T7"><text:s/><text:tab/></text:span><text:span text:style-name="Style_20_135_20_pt"><text:span text:style-name="T2"><draw:control draw:control="control106" draw:style-name="gr1" draw:text-style-name="P124" draw:z-index="106" svg:height="0.399cm" svg:width="0.447cm" text:anchor-type="as-char"/></text:span></text:span><text:span text:style-name="Style_20_135_20_pt"><text:span text:style-name="T2"><text:tab/></text:span></text:span><text:span text:style-name="T7">le cas échéant, un plan général de chaque tronçon de voirie.</text:span></text:p>
        <text:p text:style-name="P30"><office:annotation><dc:creator>Auteur inconnu</dc:creator><dc:date>2017-05-23T12:12:47</dc:date><text:p text:style-name="P123">do section if 'Annexe VIII' in licence_view.context.form_composition</text:p></office:annotation></text:p>
      </text:section>
      <text:p text:style-name="P45"/>
      <text:section text:name="Section6" text:style-name="Sect1">
        <text:p text:style-name="P46">ANNEXE IX.</text:p>
        <text:p text:style-name="P43"/>
        <text:p text:style-name="P51"><text:span text:style-name="Style_20_135_20_pt"><text:span text:style-name="T4"><text:s/></text:span></text:span><text:span text:style-name="Style_20_135_20_pt"><text:span text:style-name="T1"><draw:control draw:control="control107" draw:style-name="gr1" draw:text-style-name="P124" draw:z-index="107" svg:height="0.399cm" svg:width="0.447cm" text:anchor-type="as-char"/></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0"><text:span text:style-name="Style_20_135_20_pt"><text:span text:style-name="T1"><draw:control draw:control="control108" draw:style-name="gr1" draw:text-style-name="P124" draw:z-index="108" svg:height="0.399cm" svg:width="0.447cm" text:anchor-type="as-char"/></text:span></text:span><text:span text:style-name="Style_20_135_20_pt"><text:span text:style-name="T4"><text:tab/>l'orientation ;</text:span></text:span></text:p>
        <text:p text:style-name="P77"><text:span text:style-name="Style_20_135_20_pt"><text:span text:style-name="T1"><draw:control draw:control="control109" draw:style-name="gr1" draw:text-style-name="P124" draw:z-index="109" svg:height="0.399cm" svg:width="0.447cm" text:anchor-type="as-char"/></text:span></text:span><text:span text:style-name="Style_20_135_20_pt"><text:span text:style-name="T4"><text:tab/>les voies de desserte avec indication de leur statut juridique et de leur dénomination ;</text:span></text:span></text:p>
        <text:p text:style-name="P82"><text:span text:style-name="Style_20_135_20_pt"><text:span text:style-name="T1"><draw:control draw:control="control110" draw:style-name="gr1" draw:text-style-name="P124" draw:z-index="110" svg:height="0.399cm" svg:width="0.447cm" text:anchor-type="as-char"/></text:span></text:span><text:span text:style-name="Style_20_135_20_pt"><text:span text:style-name="T4"><text:tab/>l'implantation, la nature ou l'affectation des constructions existantes dans un rayon de 50 mètres du projet ;</text:span></text:span></text:p>
        <text:p text:style-name="P82"><text:bookmark text:name="__Fieldmark__61929_2028532221"/><text:span text:style-name="Style_20_135_20_pt"><text:span text:style-name="T1"><draw:control draw:control="control111" draw:style-name="gr1" draw:text-style-name="P124" draw:z-index="111" svg:height="0.399cm" svg:width="0.447cm" text:anchor-type="as-char"/></text:span></text:span><text:span text:style-name="Style_20_135_20_pt"><text:span text:style-name="T4"><text:tab/>l'indication numérotée des prises de vues du reportage photographique ; </text:span></text:span></text:p>
        <text:p text:style-name="P28"/>
        <text:p text:style-name="P73"><text:span text:style-name="Style_20_135_20_pt"><text:span text:style-name="T1"><text:s/></text:span></text:span><text:span text:style-name="Style_20_135_20_pt"><text:span text:style-name="T1"><draw:control draw:control="control112" draw:style-name="gr1" draw:text-style-name="P124" draw:z-index="112" svg:height="0.399cm" svg:width="0.447cm" text:anchor-type="as-char"/></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77"><text:bookmark text:name="__Fieldmark__61945_2028532221"/><text:span text:style-name="Style_20_135_20_pt"><text:span text:style-name="T1"><draw:control draw:control="control113" draw:style-name="gr1" draw:text-style-name="P124" draw:z-index="113" svg:height="0.399cm" svg:width="0.447cm" text:anchor-type="as-char"/></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85"><text:bookmark text:name="__Fieldmark__61954_2028532221"/><text:span text:style-name="Style_20_135_20_pt"><text:span text:style-name="T1"><draw:control draw:control="control114" draw:style-name="gr1" draw:text-style-name="P124" draw:z-index="114" svg:height="0.399cm" svg:width="0.447cm" text:anchor-type="as-char"/></text:span></text:span><text:span text:style-name="Style_20_135_20_pt"><text:span text:style-name="T4"><text:tab/>au moins trois prises de vues afin de visualiser les limites du bien concerné et les constructions voisines ;</text:span></text:span></text:p>
        <text:p text:style-name="P59"><text:bookmark text:name="__Fieldmark__61960_2028532221"/><text:span text:style-name="Style_20_135_20_pt"><text:span text:style-name="T1"><draw:control draw:control="control115" draw:style-name="gr1" draw:text-style-name="P124" draw:z-index="115" svg:height="0.399cm" svg:width="0.447cm" text:anchor-type="as-char"/></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88"/>
        <text:p text:style-name="P26"><text:bookmark text:name="__Fieldmark__61970_2028532221"/><text:span text:style-name="Style_20_135_20_pt"><text:span text:style-name="T41"><text:s/></text:span></text:span><text:span text:style-name="Style_20_135_20_pt"><text:span text:style-name="T41"><draw:control draw:control="control116" draw:style-name="gr1" draw:text-style-name="P124" draw:z-index="116" svg:height="0.399cm" svg:width="0.447cm" text:anchor-type="as-char"/></text:span></text:span><text:span text:style-name="Style_20_135_20_pt_20_Italique"><text:span text:style-name="T29"><text:tab/></text:span></text:span><text:span text:style-name="Style_20_135_20_pt"><text:span text:style-name="T29">l'occupation de la parcelle, représentée sur un plan, qui figure :</text:span></text:span></text:p>
        <text:p text:style-name="P93"><text:bookmark text:name="__Fieldmark__61977_2028532221"/><text:span text:style-name="Style_20_135_20_pt"><text:span text:style-name="T1"><draw:control draw:control="control117" draw:style-name="gr1" draw:text-style-name="P124" draw:z-index="117" svg:height="0.399cm" svg:width="0.447cm" text:anchor-type="as-char"/></text:span></text:span><text:span text:style-name="Style_20_135_20_pt"><text:span text:style-name="T4"><text:tab/>les limites de la parcelle concernée ;</text:span></text:span></text:p>
        <text:p text:style-name="P82"><text:bookmark text:name="__Fieldmark__61984_2028532221"/><text:span text:style-name="Style_20_135_20_pt"><text:span text:style-name="T1"><draw:control draw:control="control118" draw:style-name="gr1" draw:text-style-name="P124" draw:z-index="118" svg:height="0.399cm" svg:width="0.447cm" text:anchor-type="as-char"/></text:span></text:span><text:span text:style-name="Style_20_135_20_pt"><text:span text:style-name="T4"><text:tab/>le cas échéant, l'implantation des constructions existantes sur la parcelle, à maintenir ou à démolir ;</text:span></text:span></text:p>
        <text:p text:style-name="P82"><text:bookmark text:name="__Fieldmark__61991_2028532221"/><text:span text:style-name="Style_20_135_20_pt"><text:span text:style-name="T1"><draw:control draw:control="control119" draw:style-name="gr1" draw:text-style-name="P124" draw:z-index="119" svg:height="0.399cm" svg:width="0.447cm" text:anchor-type="as-char"/></text:span></text:span><text:span text:style-name="Style_20_135_20_pt"><text:span text:style-name="T4"><text:tab/>le cas échéant, l'implantation des constructions projetées, l'indication des matériaux de parement des élévations et de couverture des toitures ;</text:span></text:span></text:p>
        <text:p text:style-name="P20"><text:bookmark text:name="__Fieldmark__61998_2028532221"/><text:span text:style-name="Style_20_135_20_pt"><text:span text:style-name="T1"><text:s/></text:span></text:span><text:span text:style-name="Style_20_135_20_pt"><text:span text:style-name="T1"><draw:control draw:control="control120" draw:style-name="gr1" draw:text-style-name="P124" draw:z-index="120" svg:height="0.399cm" svg:width="0.447cm" text:anchor-type="as-char"/></text:span></text:span><text:span text:style-name="Style_20_135_20_pt"><text:span text:style-name="T4"><text:tab/>les servitudes du fait de l'homme sur le terrain ;</text:span></text:span></text:p>
        <text:p text:style-name="P82"><text:bookmark text:name="__Fieldmark__62005_2028532221"/><text:span text:style-name="Style_20_135_20_pt"><text:span text:style-name="T1"><draw:control draw:control="control121" draw:style-name="gr1" draw:text-style-name="P124" draw:z-index="121" svg:height="0.399cm" svg:width="0.447cm" text:anchor-type="as-char"/></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2"><text:bookmark text:name="__Fieldmark__62015_2028532221"/><text:span text:style-name="Style_20_135_20_pt"><text:span text:style-name="T1"><draw:control draw:control="control122" draw:style-name="gr1" draw:text-style-name="P124" draw:z-index="122" svg:height="0.399cm" svg:width="0.447cm" text:anchor-type="as-char"/></text:span></text:span><text:span text:style-name="Style_20_135_20_pt"><text:span text:style-name="T4"><text:tab/>le cas échéant, les mesures éventuelles à prendre pour assurer le bon écoulement des eaux superficielles;</text:span></text:span></text:p>
        <text:p text:style-name="P82"><text:bookmark text:name="__Fieldmark__62021_2028532221"/><text:span text:style-name="Style_20_135_20_pt"><text:span text:style-name="T1"><draw:control draw:control="control123" draw:style-name="gr1" draw:text-style-name="P124" draw:z-index="123" svg:height="0.399cm" svg:width="0.447cm" text:anchor-type="as-char"/></text:span></text:span><text:span text:style-name="Style_20_135_20_pt"><text:span text:style-name="T4"><text:tab/>le cas échéant, les mesures éventuelles à prendre pour assurer l'épuration des eaux usées ;</text:span></text:span></text:p>
        <text:p text:style-name="P105"/>
        <text:p text:style-name="P104"><text:bookmark text:name="__Fieldmark__62027_2028532221"/><text:span text:style-name="Style_20_135_20_pt"><text:span text:style-name="T4"><text:s/></text:span></text:span><text:span text:style-name="Style_20_135_20_pt"><text:span text:style-name="T1"><draw:control draw:control="control124" draw:style-name="gr1" draw:text-style-name="P124" draw:z-index="124" svg:height="0.399cm" svg:width="0.447cm" text:anchor-type="as-char"/></text:span></text:span><text:span text:style-name="Style_20_135_20_pt"><text:span text:style-name="T4"><text:tab/></text:span></text:span><text:span text:style-name="Style_20_135_20_pt"><text:span text:style-name="T35">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93"><text:bookmark text:name="__Fieldmark__62037_2028532221"/><text:span text:style-name="Style_20_135_20_pt"><text:span text:style-name="T1"><draw:control draw:control="control125" draw:style-name="gr1" draw:text-style-name="P124" draw:z-index="125" svg:height="0.399cm" svg:width="0.447cm" text:anchor-type="as-char"/></text:span></text:span><text:span text:style-name="Style_20_135_20_pt"><text:span text:style-name="T4"><text:tab/>la vue en plan de chaque niveau ainsi que l'affectation actuelle et future des locaux ;</text:span></text:span></text:p>
        <text:p text:style-name="P22"><text:bookmark text:name="__Fieldmark__62043_2028532221"/><text:span text:style-name="Style_20_135_20_pt"><text:span text:style-name="T4"><text:tab/></text:span></text:span><text:span text:style-name="Style_20_135_20_pt"><text:span text:style-name="T1"><draw:control draw:control="control126" draw:style-name="gr1" draw:text-style-name="P124" draw:z-index="126" svg:height="0.399cm" svg:width="0.447cm" text:anchor-type="as-char"/></text:span></text:span><text:span text:style-name="Style_20_135_20_pt"><text:span text:style-name="T4"><text:tab/>les <text:s/>élévations, </text:span></text:span></text:p>
        <text:p text:style-name="P82"><text:bookmark text:name="__Fieldmark__62050_2028532221"/><text:span text:style-name="Style_20_135_20_pt"><text:span text:style-name="T1"><draw:control draw:control="control127" draw:style-name="gr1" draw:text-style-name="P124" draw:z-index="127" svg:height="0.399cm" svg:width="0.447cm" text:anchor-type="as-char"/></text:span></text:span><text:span text:style-name="Style_20_135_20_pt"><text:span text:style-name="T4"><text:tab/>les matériaux de parement des élévations et de couverture des toitures, existants et futurs, ainsi que leurs tonalités ;</text:span></text:span></text:p>
        <text:p text:style-name="P83"><text:bookmark text:name="__Fieldmark__62056_2028532221"/><text:span text:style-name="Style_20_135_20_pt"><text:span text:style-name="T41"><draw:control draw:control="control128" draw:style-name="gr1" draw:text-style-name="P124" draw:z-index="128" svg:height="0.399cm" svg:width="0.447cm" text:anchor-type="as-char"/></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text:span></text:span><text:span text:style-name="T43"> ainsi que la composition exacte des parois et de la toiture, l'indication des conduits de fumée et de ventilation</text:span><text:span text:style-name="Style_20_135_20_pt"><text:span text:style-name="T29"> ;</text:span></text:span></text:p>
        <text:p text:style-name="P82"><text:bookmark text:name="__Fieldmark__62065_2028532221"/><text:span text:style-name="Style_20_135_20_pt"><text:span text:style-name="T1"><draw:control draw:control="control129" draw:style-name="gr1" draw:text-style-name="P124" draw:z-index="129" svg:height="0.399cm" svg:width="0.447cm" text:anchor-type="as-char"/></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84"/>
        <text:p text:style-name="P103"><text:bookmark text:name="__Fieldmark__62072_2028532221"/><text:span text:style-name="Style_20_135_20_pt"><text:span text:style-name="T4"><text:s/></text:span></text:span><text:span text:style-name="Style_20_135_20_pt"><text:span text:style-name="T1"><draw:control draw:control="control130" draw:style-name="gr1" draw:text-style-name="P124" draw:z-index="130" svg:height="0.399cm" svg:width="0.447cm" text:anchor-type="as-char"/></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10"><text:bookmark text:name="__Fieldmark__62079_2028532221"/><text:span text:style-name="Style_20_135_20_pt"><text:span text:style-name="T1"><draw:control draw:control="control131" draw:style-name="gr1" draw:text-style-name="P124" draw:z-index="131" svg:height="0.399cm" svg:width="0.447cm" text:anchor-type="as-char"/></text:span></text:span><text:span text:style-name="Style_20_135_20_pt"><text:span text:style-name="T4"><text:tab/>la vue en plan de l’installation ou du module ; </text:span></text:span></text:p>
        <text:p text:style-name="P110"><text:bookmark text:name="__Fieldmark__62085_2028532221"/><text:span text:style-name="Style_20_135_20_pt"><text:span text:style-name="T1"><draw:control draw:control="control132" draw:style-name="gr1" draw:text-style-name="P124" draw:z-index="132" svg:height="0.399cm" svg:width="0.447cm" text:anchor-type="as-char"/></text:span></text:span><text:span text:style-name="Style_20_135_20_pt"><text:span text:style-name="T4"><text:tab/>la vue en élévation de l’installation ou du module ; </text:span></text:span></text:p>
        <text:p text:style-name="P110"><text:bookmark text:name="__Fieldmark__62091_2028532221"/><text:span text:style-name="Style_20_135_20_pt"><text:span text:style-name="T1"><draw:control draw:control="control133" draw:style-name="gr1" draw:text-style-name="P124" draw:z-index="133" svg:height="0.399cm" svg:width="0.447cm" text:anchor-type="as-char"/></text:span></text:span><text:span text:style-name="Style_20_135_20_pt"><text:span text:style-name="T4"><text:tab/>l’indication des matériaux et leur tonalité ; </text:span></text:span></text:p>
        <text:p text:style-name="P59"><text:bookmark text:name="__Fieldmark__62097_2028532221"/><text:span text:style-name="Style_20_135_20_pt"><text:span text:style-name="T1"><draw:control draw:control="control134" draw:style-name="gr1" draw:text-style-name="P124" draw:z-index="134" svg:height="0.399cm" svg:width="0.447cm" text:anchor-type="as-char"/></text:span></text:span><text:span text:style-name="Style_20_135_20_pt"><text:span text:style-name="T4"><text:tab/>pour les enseignes et les dispositifs de publicité, <text:s/>l’indication du lettrage utilisé et, le </text:span></text:span><text:soft-page-break/><text:span text:style-name="Style_20_135_20_pt"><text:span text:style-name="T4">cas échéant, de l’éclairage ; </text:span></text:span></text:p>
        <text:p text:style-name="P28"/>
        <text:p text:style-name="P103"><text:bookmark text:name="__Fieldmark__62103_2028532221"/><text:span text:style-name="Style_20_135_20_pt"><text:span text:style-name="T4"><text:s/></text:span></text:span><text:span text:style-name="Style_20_135_20_pt"><text:span text:style-name="T1"><draw:control draw:control="control135" draw:style-name="gr1" draw:text-style-name="P124" draw:z-index="135" svg:height="0.399cm" svg:width="0.447cm" text:anchor-type="as-char"/></text:span></text:span><text:span text:style-name="Style_20_135_20_pt"><text:span text:style-name="T4"><text:tab/>en cas de démolition d’une construction ou d’une installation : </text:span></text:span></text:p>
        <text:p text:style-name="P85"><text:bookmark text:name="__Fieldmark__62110_2028532221"/><text:span text:style-name="Style_20_135_20_pt"><text:span text:style-name="T1"><draw:control draw:control="control136" draw:style-name="gr1" draw:text-style-name="P124" draw:z-index="136" svg:height="0.399cm" svg:width="0.447cm" text:anchor-type="as-char"/></text:span></text:span><text:span text:style-name="Style_20_135_20_pt"><text:span text:style-name="T4"><text:tab/>la vue en plan de la construction ou de l’installation concernées ;</text:span></text:span></text:p>
        <text:p text:style-name="P86"><text:span text:style-name="Style_20_135_20_pt"><text:span text:style-name="T5"><draw:control draw:control="control137" draw:style-name="gr1" draw:text-style-name="P124" draw:z-index="137" svg:height="0.399cm" svg:width="0.447cm" text:anchor-type="as-char"/></text:span></text:span><text:span text:style-name="Style_20_135_20_pt"><text:span text:style-name="T6"><text:tab/>au moins trois prises de vue significatives de la construction ou de l’installation concernées ;</text:span></text:span></text:p>
        <text:p text:style-name="P23"><office:annotation><dc:creator>Auteur inconnu</dc:creator><dc:date>2017-05-23T12:12:47</dc:date><text:p text:style-name="P123">do section if 'Annexe IX' in licence_view.context.form_composition</text:p></office:annotation></text:p>
      </text:section>
      <text:p text:style-name="P35"/>
      <text:p text:style-name="P120">Les plans sont numérotés et pliés au format standard de 21 sur 29,7 centimètres.</text:p>
      <text:p text:style-name="P34"><text:span text:style-name="Style_20_135_20_pt"><text:span text:style-name="T44"/></text:span></text:p>
      <text:p text:style-name="P96"><text:span text:style-name="Style_20_135_20_pt"><text:span text:style-name="T45">Documents complémentaires jugés indispensables à la compréhension du projet</text:span></text:span><text:span text:style-name="Style_20_135_20_pt"><text:span text:style-name="T29"> :</text:span></text:span></text:p>
      <text:p text:style-name="P34"><text:span text:style-name="Style_20_135_20_pt"><text:span text:style-name="T48"><draw:control draw:control="control138" draw:style-name="gr1" draw:text-style-name="P124" draw:z-index="138" svg:height="0.399cm" svg:width="0.447cm" text:anchor-type="as-char"/></text:span></text:span><text:span text:style-name="Style_20_135_20_pt"><text:span text:style-name="T29">Une (des) vue(s) en 3D reprenant l'intégration du projet dans un rayon de 50m</text:span></text:span></text:p>
      <text:p text:style-name="P34"><text:span text:style-name="Style_20_135_20_pt"><text:span text:style-name="T29"/></text:span></text:p>
      <text:p text:style-name="P34"><text:span text:style-name="Style_20_135_20_pt"><text:span text:style-name="T48"><draw:control draw:control="control139" draw:style-name="gr1" draw:text-style-name="P124" draw:z-index="139" svg:height="0.399cm" svg:width="0.447cm" text:anchor-type="as-char"/></text:span></text:span><text:span text:style-name="Style_20_135_20_pt"><text:span text:style-name="T29">Un plan de cadastre (avec un relevé des propriétaires tenants et aboutissants)</text:span></text:span></text:p>
      <text:p text:style-name="P34"><text:span text:style-name="Style_20_135_20_pt"><text:span text:style-name="T29"/></text:span></text:p>
      <text:p text:style-name="P34"><text:span text:style-name="Style_20_135_20_pt"><text:span text:style-name="T48"><draw:control draw:control="control140" draw:style-name="gr1" draw:text-style-name="P124" draw:z-index="140" svg:height="0.399cm" svg:width="0.447cm" text:anchor-type="as-char"/></text:span></text:span><text:span text:style-name="Style_20_135_20_pt"><text:span text:style-name="T29">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34"><text:span text:style-name="Style_20_135_20_pt"><text:span text:style-name="T29"/></text:span></text:p>
      <text:p text:style-name="P34"><text:span text:style-name="Style_20_135_20_pt"><text:span text:style-name="T29"><draw:control draw:control="control141" draw:style-name="gr1" draw:text-style-name="P124" draw:z-index="141" svg:height="0.399cm" svg:width="0.447cm" text:anchor-type="as-char"/></text:span></text:span><text:span text:style-name="Style_20_135_20_pt"><text:span text:style-name="T29">Une note relative à l'appréciation de la salubrité des bâtiments et de la conformité de ceux-ci avec le code du Logement (Art. D.IV.57 du CoDT)</text:span></text:span></text:p>
      <text:p text:style-name="P34"><text:span text:style-name="Style_20_135_20_pt"><text:span text:style-name="T29"/></text:span></text:p>
      <text:p text:style-name="P13"><text:span text:style-name="Style_20_135_20_pt"><text:span text:style-name="T29"><draw:control draw:control="control142" draw:style-name="gr1" draw:text-style-name="P124" draw:z-index="142" svg:height="0.399cm" svg:width="0.447cm" text:anchor-type="as-char"/></text:span></text:span><text:span text:style-name="Style_20_135_20_pt"><text:span text:style-name="T29">Un plan avec le report de l'éventuel réseau d'égouttage public existant (type de réseau, tracé, profondeur, diamètre, …)</text:span></text:span></text:p>
      <text:p text:style-name="P13"><text:span text:style-name="Style_20_135_20_pt"><text:span text:style-name="T29"/></text:span></text:p>
      <text:p text:style-name="P13"><text:span text:style-name="Style_20_135_20_pt"><text:span text:style-name="T29"><draw:control draw:control="control143" draw:style-name="gr1" draw:text-style-name="P124" draw:z-index="143" svg:height="0.399cm" svg:width="0.447cm" text:anchor-type="as-char"/></text:span></text:span><text:span text:style-name="Style_20_135_20_pt"><text:span text:style-name="T29">La notice d'évaluation des incidences sur l'environnement complétée : volet</text:span></text:span></text:p>
      <text:p text:style-name="P47"/>
      <text:p text:style-name="P96"><text:span text:style-name="Style_20_135_20_pt"><text:span text:style-name="T57">Nombre d’exemplaires supplémentaires demandés par l’autorité compétente</text:span></text:span><text:span text:style-name="Style_20_135_20_pt"><text:span text:style-name="T59"> : </text:span></text:span></text:p>
      <text:p text:style-name="P34"><text:span text:style-name="Style_20_135_20_pt"><text:span text:style-name="T48"><draw:control draw:control="control144" draw:style-name="gr1" draw:text-style-name="P124" draw:z-index="144" svg:height="0.399cm" svg:width="0.447cm" text:anchor-type="as-char"/></text:span></text:span><text:span text:style-name="Style_20_135_20_pt"><text:span text:style-name="T59">……</text:span></text:span></text:p>
      <text:p text:style-name="P96"><text:span text:style-name="Style_20_135_20_pt"><text:span text:style-name="T59"/></text:span></text:p>
      <text:p text:style-name="Standard"><text:span text:style-name="Style_20_135_20_pt"><text:span text:style-name="T58">La procédure recommencera à la date de réception de ces pièces. </text:span></text:span></text:p>
      <text:p text:style-name="P48">Le demandeur dispose d’un délai de 180 jours pour compléter la demande; à défaut, la demande est déclarée irrecevable. Toute demande qualifiée d’incomplète à deux reprises est déclarée irrecevable.</text:p>
      <text:p text:style-name="P115"/>
      <text:p text:style-name="P116">Extrait du Code du Développement Territorial</text:p>
      <text:p text:style-name="P15"><text:span text:style-name="Style_20_135_20_pt"><text:span text:style-name="T46">Art. R.IV.26-3.</text:span></text:span><text:span text:style-name="Style_20_135_20_pt"><text:span text:style-name="T29"> <text:line-break/></text:span></text:span></text:p>
      <text:p text:style-name="P111"><text:span text:style-name="Style_20_135_20_pt"><text:span text:style-name="T15">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11"><text:span text:style-name="Style_20_135_20_pt"><text:span text:style-name="T15">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11"><text:soft-page-break/><text:span text:style-name="Style_20_135_20_pt"><text:span text:style-name="T15">Le nombre d’exemplaires à fournir est fixé dans les annexes 4 à 11 visées à l’article R.IV.26-1.</text:span></text:span></text:p>
      <text:p text:style-name="P111"><text:span text:style-name="Style_20_135_20_pt"><text:span text:style-name="T15">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11"><text:span text:style-name="Style_20_135_20_pt"><text:span text:style-name="T15"/></text:span></text:p>
      <text:p text:style-name="P11"><text:span text:style-name="Style_20_135_20_pt"><text:span text:style-name="T16"><office:annotation><dc:creator>Gauthier Bastien</dc:creator><dc:date>2011-01-13T14:56:41</dc:date><text:p text:style-name="P123">do text</text:p><text:p text:style-name="P123">from document(at=signatures, format='odt')</text:p></office:annotation></text:span></text:span><text:span text:style-name="Style_20_135_20_pt"><text:span text:style-name="T17">Import depuis signature</text:span></text:span><text:span text:style-name="Style_20_135_20_pt"><text:span text:style-name="T18">s</text:span></text:span><text:span text:style-name="Style_20_135_20_pt"><text:span text:style-name="T17">.odt</text:span></text:span></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1" svg:font-family="Ubuntu"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Calibri3" svg:font-family="Calibri"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7-06-14T14:50:28</meta:creation-date>
    <dc:date>2021-02-19T08:28:07.276638934</dc:date>
    <meta:editing-duration>PT21H32M56S</meta:editing-duration>
    <meta:editing-cycles>61</meta:editing-cycles>
    <meta:generator>LibreOffice/6.4.6.2$Linux_X86_64 LibreOffice_project/40$Build-2</meta:generator>
    <meta:document-statistic meta:table-count="0" meta:image-count="1" meta:object-count="0" meta:page-count="9" meta:paragraph-count="186" meta:word-count="3362" meta:character-count="21248" meta:non-whitespace-character-count="17728"/>
  </office:meta>
</office:document-meta>
</file>